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4.07458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8">
            <text:p>DATA</text:p>
          </table:table-cell>
          <table:table-cell office:value-type="string" table:style-name="ce1">
            <text:p>ARTIGO</text:p>
          </table:table-cell>
          <table:table-cell office:value-type="string" table:style-name="ce1">
            <text:p>MAQUINA</text:p>
          </table:table-cell>
          <table:table-cell office:value-type="string" table:style-name="ce1">
            <text:p>PESO</text:p>
          </table:table-cell>
          <table:table-cell office:value-type="string" table:style-name="ce2">
            <text:p>METRAGEM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ALLI 16</text:p>
          </table:table-cell>
          <table:table-cell office:value-type="float" office:value="817" table:style-name="ce1">
            <text:p>817</text:p>
          </table:table-cell>
          <table:table-cell office:value-type="float" office:value="2.4" table:style-name="ce1">
            <text:p>2,4</text:p>
          </table:table-cell>
          <table:table-cell office:value-type="float" office:value="998.4" table:formula="of:=[.D2]*[Planilha2.C$10]" table:style-name="ce2">
            <text:p>998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3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3534.0000000000005" table:formula="of:=[.D4]*[Planilha2.C$11]" table:style-name="ce2">
            <text:p>3.53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.4" table:style-name="ce1">
            <text:p>2,4</text:p>
          </table:table-cell>
          <table:table-cell office:value-type="float" office:value="998.4" table:formula="of:=[.D5]*[Planilha2.C$10]" table:style-name="ce2">
            <text:p>998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7.8" table:style-name="ce1">
            <text:p>7,8</text:p>
          </table:table-cell>
          <table:table-cell office:value-type="float" office:value="1669.2" table:formula="of:=[.D6]*[Planilha2.C$7]" table:style-name="ce2">
            <text:p>1.669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7]*[Planilha2.C$7]" table:style-name="ce2">
            <text:p>1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7.8" table:style-name="ce1">
            <text:p>7,8</text:p>
          </table:table-cell>
          <table:table-cell office:value-type="float" office:value="1669.2" table:formula="of:=[.D8]*[Planilha2.C$7]" table:style-name="ce2">
            <text:p>1.669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9" table:style-name="ce1">
            <text:p>9</text:p>
          </table:table-cell>
          <table:table-cell office:value-type="float" office:value="1710" table:formula="of:=[.D9]*[Planilha2.C$11]" table:style-name="ce2">
            <text:p>1.71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8" table:style-name="ce1">
            <text:p>8</text:p>
          </table:table-cell>
          <table:table-cell office:value-type="float" office:value="984" table:formula="of:=[.D10]*[Planilha2.C$9]" table:style-name="ce2">
            <text:p>9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5" table:style-name="ce1">
            <text:p>15</text:p>
          </table:table-cell>
          <table:table-cell office:value-type="float" office:value="1182.9000000000001" table:formula="of:=[.D11]*[Planilha2.C$15]" table:style-name="ce2">
            <text:p>1.182,9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4.8" table:style-name="ce1">
            <text:p>4,8</text:p>
          </table:table-cell>
          <table:table-cell office:value-type="float" office:value="912" table:formula="of:=[.D12]*[Planilha2.C$11]" table:style-name="ce2">
            <text:p>9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2000.9999999999998" table:formula="of:=[.D13]*[Planilha2.C$14]" table:style-name="ce2">
            <text:p>2.00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7.2" table:style-name="ce1">
            <text:p>7,2</text:p>
          </table:table-cell>
          <table:table-cell office:value-type="float" office:value="1540.8" table:formula="of:=[.D14]*[Planilha2.C$7]" table:style-name="ce2">
            <text:p>1.540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7.6" table:style-name="ce1">
            <text:p>7,6</text:p>
          </table:table-cell>
          <table:table-cell office:value-type="float" office:value="1626.3999999999999" table:formula="of:=[.D15]*[Planilha2.C$7]" table:style-name="ce2">
            <text:p>1.626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5" table:style-name="ce1">
            <text:p>12,5</text:p>
          </table:table-cell>
          <table:table-cell office:value-type="float" office:value="2375" table:formula="of:=[.D16]*[Planilha2.C$11]" table:style-name="ce2">
            <text:p>2.37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7" table:style-name="ce1">
            <text:p>12,7</text:p>
          </table:table-cell>
          <table:table-cell office:value-type="float" office:value="2413" table:formula="of:=[.D17]*[Planilha2.C$11]" table:style-name="ce2">
            <text:p>2.41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" table:style-name="ce1">
            <text:p>9</text:p>
          </table:table-cell>
          <table:table-cell office:value-type="float" office:value="2032.02" table:formula="of:=[.D18]*[Planilha2.C$21]" table:style-name="ce2">
            <text:p>2.032,0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.1" table:style-name="ce1">
            <text:p>9,1</text:p>
          </table:table-cell>
          <table:table-cell office:value-type="float" office:value="2054.598" table:formula="of:=[.D19]*[Planilha2.C$21]" table:style-name="ce2">
            <text:p>2.054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0-30T00:00:00" table:style-name="ce3">
            <text:p>30/10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9.6" table:style-name="ce1">
            <text:p>9,6</text:p>
          </table:table-cell>
          <table:table-cell office:value-type="float" office:value="1830.24" table:formula="of:=[.D20]*[Planilha2.C$17]" table:style-name="ce2">
            <text:p>1.830,2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3" table:style-name="ce1">
            <text:p>3</text:p>
          </table:table-cell>
          <table:table-cell office:value-type="float" office:value="356.54999999999995" table:formula="of:=[.D21]*[Planilha2.C$5]" table:style-name="ce2">
            <text:p>356,5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0.4" table:style-name="ce1">
            <text:p>10,4</text:p>
          </table:table-cell>
          <table:table-cell office:value-type="float" office:value="1982.7600000000002" table:formula="of:=[.D22]*[Planilha2.C$17]" table:style-name="ce2">
            <text:p>1.982,7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990.2" table:formula="of:=[.D23]*[Planilha2.C$7]" table:style-name="ce2">
            <text:p>1.990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2" table:style-name="ce1">
            <text:p>12</text:p>
          </table:table-cell>
          <table:table-cell office:value-type="float" office:value="1380" table:formula="of:=[.D24]*[Planilha2.C$14]" table:style-name="ce2">
            <text:p>1.38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9" table:style-name="ce1">
            <text:p>9</text:p>
          </table:table-cell>
          <table:table-cell office:value-type="float" office:value="709.74" table:formula="of:=[.D25]*[Planilha2.C$15]" table:style-name="ce2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T00:00:00" table:style-name="ce8">
            <text:p>01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358.4" table:formula="of:=[.D26]*[Planilha2.C$12]" table:style-name="ce2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T00:00:00" table:style-name="ce8">
            <text:p>01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8" table:style-name="ce1">
            <text:p>8</text:p>
          </table:table-cell>
          <table:table-cell office:value-type="float" office:value="1072" table:formula="of:=[.D27]*[Planilha2.C$12]" table:style-name="ce2">
            <text:p>1.07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0" table:style-name="ce1">
            <text:p>10</text:p>
          </table:table-cell>
          <table:table-cell office:value-type="float" office:value="388" table:formula="of:=[.D28]*[Planilha2.C$6]" table:style-name="ce2">
            <text:p>38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3" table:style-name="ce1">
            <text:p>3</text:p>
          </table:table-cell>
          <table:table-cell office:value-type="float" office:value="570" table:formula="of:=[.D29]*[Planilha2.C$11]" table:style-name="ce2">
            <text:p>5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2" table:style-name="ce1">
            <text:p>12</text:p>
          </table:table-cell>
          <table:table-cell office:value-type="float" office:value="946.31999999999994" table:formula="of:=[.D30]*[Planilha2.C$15]" table:style-name="ce2">
            <text:p>946,3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office:value-type="float" office:value="642" table:formula="of:=[.D31]*[Planilha2.C$7]" table:style-name="ce2">
            <text:p>64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1.8" table:style-name="ce1">
            <text:p>1,8</text:p>
          </table:table-cell>
          <table:table-cell office:value-type="float" office:value="385.2" table:formula="of:=[.D32]*[Planilha2.C$7]" table:style-name="ce2">
            <text:p>38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33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9" table:style-name="ce1">
            <text:p>9</text:p>
          </table:table-cell>
          <table:table-cell office:value-type="float" office:value="1035" table:formula="of:=[.D34]*[Planilha2.C$14]" table:style-name="ce2">
            <text:p>1.03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21" table:style-name="ce1">
            <text:p>21</text:p>
          </table:table-cell>
          <table:table-cell office:value-type="float" office:value="1656.06" table:formula="of:=[.D35]*[Planilha2.C$15]" table:style-name="ce2">
            <text:p>1.656,0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8" table:style-name="ce1">
            <text:p>4,8</text:p>
          </table:table-cell>
          <table:table-cell office:value-type="float" office:value="590.4" table:formula="of:=[.D36]*[Planilha2.C$9]" table:style-name="ce2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T00:00:00" table:style-name="ce8">
            <text:p>01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9.8" table:style-name="ce1">
            <text:p>19,8</text:p>
          </table:table-cell>
          <table:table-cell office:value-type="float" office:value="2653.2000000000003" table:formula="of:=[.D37]*[Planilha2.C$12]" table:style-name="ce2">
            <text:p>2.653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4.2" table:style-name="ce1">
            <text:p>4,2</text:p>
          </table:table-cell>
          <table:table-cell office:value-type="float" office:value="898.80000000000007" table:formula="of:=[.D38]*[Planilha2.C$7]" table:style-name="ce2">
            <text:p>898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19.2" table:style-name="ce1">
            <text:p>19,2</text:p>
          </table:table-cell>
          <table:table-cell office:value-type="float" office:value="2208" table:formula="of:=[.D39]*[Planilha2.C$14]" table:style-name="ce2">
            <text:p>2.20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2024.0000000000002" table:formula="of:=[.D40]*[Planilha2.C$14]" table:style-name="ce2">
            <text:p>2.02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08 DE LYCRA</text:p>
          </table:table-cell>
          <table:table-cell office:value-type="float" office:value="902" table:style-name="ce1">
            <text:p>902</text:p>
          </table:table-cell>
          <table:table-cell office:value-type="float" office:value="10" table:style-name="ce1">
            <text:p>10</text:p>
          </table:table-cell>
          <table:table-cell office:value-type="float" office:value="3344.4" table:formula="of:=[.D41]*[Planilha2.C$19]" table:style-name="ce2">
            <text:p>3.34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4.2" table:style-name="ce1">
            <text:p>4,2</text:p>
          </table:table-cell>
          <table:table-cell office:value-type="float" office:value="898.80000000000007" table:formula="of:=[.D42]*[Planilha2.C$7]" table:style-name="ce2">
            <text:p>898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21.5" table:style-name="ce1">
            <text:p>21,5</text:p>
          </table:table-cell>
          <table:table-cell office:value-type="float" office:value="1446.7350000000001" table:formula="of:=[.D43]*[Planilha2.C$24]" table:style-name="ce2">
            <text:p>1.446,7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577.0000000000002" table:formula="of:=[.D44]*[Planilha2.C$11]" table:style-name="ce2">
            <text:p>1.57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5" table:style-name="ce1">
            <text:p>8,5</text:p>
          </table:table-cell>
          <table:table-cell office:value-type="float" office:value="1615" table:formula="of:=[.D45]*[Planilha2.C$11]" table:style-name="ce2">
            <text:p>1.6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4" table:style-name="ce1">
            <text:p>4</text:p>
          </table:table-cell>
          <table:table-cell office:value-type="float" office:value="760" table:formula="of:=[.D46]*[Planilha2.C$11]" table:style-name="ce2">
            <text:p>76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1T00:00:00" table:style-name="ce3">
            <text:p>01/11/23</text:p>
          </table:table-cell>
          <table:table-cell office:value-type="string" table:style-name="ce4">
            <text:p>MURITI 10</text:p>
          </table:table-cell>
          <table:table-cell office:value-type="float" office:value="818" table:style-name="ce1">
            <text:p>818</text:p>
          </table:table-cell>
          <table:table-cell office:value-type="float" office:value="5" table:style-name="ce1">
            <text:p>5</text:p>
          </table:table-cell>
          <table:table-cell office:value-type="float" office:value="950" table:formula="of:=[.D47]*[Planilha2.C$11]" table:style-name="ce2">
            <text:p>95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06 DE LYCRA</text:p>
          </table:table-cell>
          <table:table-cell office:value-type="float" office:value="901" table:style-name="ce1">
            <text:p>901</text:p>
          </table:table-cell>
          <table:table-cell office:value-type="float" office:value="10.7" table:style-name="ce1">
            <text:p>10,7</text:p>
          </table:table-cell>
          <table:table-cell office:value-type="float" office:value="4643.7999999999993" table:formula="of:=[.D48]*[Planilha2.C$20]" table:style-name="ce2">
            <text:p>4.643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937.9999999999998" table:formula="of:=[.D49]*[Planilha2.C$11]" table:style-name="ce2">
            <text:p>1.93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office:value-type="float" office:value="642" table:formula="of:=[.D50]*[Planilha2.C$7]" table:style-name="ce2">
            <text:p>64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10.8" table:style-name="ce1">
            <text:p>10,8</text:p>
          </table:table-cell>
          <table:table-cell office:value-type="float" office:value="2311.2000000000003" table:formula="of:=[.D51]*[Planilha2.C$7]" table:style-name="ce2">
            <text:p>2.311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3" table:style-name="ce1">
            <text:p>3</text:p>
          </table:table-cell>
          <table:table-cell office:value-type="float" office:value="570" table:formula="of:=[.D52]*[Planilha2.C$11]" table:style-name="ce2">
            <text:p>5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1.2" table:style-name="ce1">
            <text:p>1,2</text:p>
          </table:table-cell>
          <table:table-cell office:value-type="float" office:value="499.2" table:formula="of:=[.D53]*[Planilha2.C$10]" table:style-name="ce2">
            <text:p>499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6.4" table:style-name="ce1">
            <text:p>6,4</text:p>
          </table:table-cell>
          <table:table-cell office:value-type="float" office:value="1220.1600000000001" table:formula="of:=[.D54]*[Planilha2.C$17]" table:style-name="ce2">
            <text:p>1.220,1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0" table:style-name="ce1">
            <text:p>10</text:p>
          </table:table-cell>
          <table:table-cell office:value-type="float" office:value="388" table:formula="of:=[.D55]*[Planilha2.C$6]" table:style-name="ce2">
            <text:p>38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2" table:style-name="ce1">
            <text:p>12</text:p>
          </table:table-cell>
          <table:table-cell office:value-type="float" office:value="946.31999999999994" table:formula="of:=[.D56]*[Planilha2.C$15]" table:style-name="ce2">
            <text:p>946,3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3.2" table:style-name="ce1">
            <text:p>13,2</text:p>
          </table:table-cell>
          <table:table-cell office:value-type="float" office:value="1040.952" table:formula="of:=[.D57]*[Planilha2.C$15]" table:style-name="ce2">
            <text:p>1.040,9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9" table:style-name="ce1">
            <text:p>9</text:p>
          </table:table-cell>
          <table:table-cell office:value-type="float" office:value="605.61" table:formula="of:=[.D58]*[Planilha2.C$24]" table:style-name="ce2">
            <text:p>605,6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.2" table:style-name="ce1">
            <text:p>7,2</text:p>
          </table:table-cell>
          <table:table-cell office:value-type="float" office:value="1625.616" table:formula="of:=[.D59]*[Planilha2.C$21]" table:style-name="ce2">
            <text:p>1.625,6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3T00:00:00" table:style-name="ce3">
            <text:p>03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.5" table:style-name="ce1">
            <text:p>7,5</text:p>
          </table:table-cell>
          <table:table-cell office:value-type="float" office:value="1693.35" table:formula="of:=[.D60]*[Planilha2.C$21]" table:style-name="ce2">
            <text:p>1.693,3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14.5" table:style-name="ce1">
            <text:p>14,5</text:p>
          </table:table-cell>
          <table:table-cell office:value-type="float" office:value="3103" table:formula="of:=[.D61]*[Planilha2.C$7]" table:style-name="ce2">
            <text:p>3.10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3.2" table:style-name="ce1">
            <text:p>13,2</text:p>
          </table:table-cell>
          <table:table-cell office:value-type="float" office:value="2508" table:formula="of:=[.D62]*[Planilha2.C$11]" table:style-name="ce2">
            <text:p>2.50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3.4" table:style-name="ce1">
            <text:p>13,4</text:p>
          </table:table-cell>
          <table:table-cell office:value-type="float" office:value="2546" table:formula="of:=[.D63]*[Planilha2.C$11]" table:style-name="ce2">
            <text:p>2.54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21.6" table:style-name="ce1">
            <text:p>21,6</text:p>
          </table:table-cell>
          <table:table-cell office:value-type="float" office:value="4104" table:formula="of:=[.D64]*[Planilha2.C$11]" table:style-name="ce2">
            <text:p>4.10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937.9999999999998" table:formula="of:=[.D65]*[Planilha2.C$11]" table:style-name="ce2">
            <text:p>1.93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937.9999999999998" table:formula="of:=[.D66]*[Planilha2.C$11]" table:style-name="ce2">
            <text:p>1.93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818" table:style-name="ce1">
            <text:p>818</text:p>
          </table:table-cell>
          <table:table-cell office:value-type="float" office:value="8" table:style-name="ce1">
            <text:p>8</text:p>
          </table:table-cell>
          <table:table-cell office:value-type="float" office:value="1520" table:formula="of:=[.D67]*[Planilha2.C$11]" table:style-name="ce2">
            <text:p>1.52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4.2" table:style-name="ce1">
            <text:p>4,2</text:p>
          </table:table-cell>
          <table:table-cell office:value-type="float" office:value="898.80000000000007" table:formula="of:=[.D68]*[Planilha2.C$7]" table:style-name="ce2">
            <text:p>898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15" table:style-name="ce1">
            <text:p>15</text:p>
          </table:table-cell>
          <table:table-cell office:value-type="float" office:value="3210" table:formula="of:=[.D69]*[Planilha2.C$7]" table:style-name="ce2">
            <text:p>3.21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8.1" table:style-name="ce1">
            <text:p>8,1</text:p>
          </table:table-cell>
          <table:table-cell office:value-type="float" office:value="1733.3999999999999" table:formula="of:=[.D70]*[Planilha2.C$7]" table:style-name="ce2">
            <text:p>1.733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6.7" table:style-name="ce1">
            <text:p>6,7</text:p>
          </table:table-cell>
          <table:table-cell office:value-type="float" office:value="1433.8" table:formula="of:=[.D71]*[Planilha2.C$7]" table:style-name="ce2">
            <text:p>1.433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14.5" table:style-name="ce1">
            <text:p>14,5</text:p>
          </table:table-cell>
          <table:table-cell office:value-type="float" office:value="3103" table:formula="of:=[.D72]*[Planilha2.C$7]" table:style-name="ce2">
            <text:p>3.10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4.2" table:style-name="ce1">
            <text:p>4,2</text:p>
          </table:table-cell>
          <table:table-cell office:value-type="float" office:value="898.80000000000007" table:formula="of:=[.D73]*[Planilha2.C$7]" table:style-name="ce2">
            <text:p>898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74]*[Planilha2.C$7]" table:style-name="ce2">
            <text:p>1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7.2" table:style-name="ce1">
            <text:p>7,2</text:p>
          </table:table-cell>
          <table:table-cell office:value-type="float" office:value="1540.8" table:formula="of:=[.D75]*[Planilha2.C$7]" table:style-name="ce2">
            <text:p>1.540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6.2" table:style-name="ce1">
            <text:p>16,2</text:p>
          </table:table-cell>
          <table:table-cell office:value-type="float" office:value="1925.37" table:formula="of:=[.D76]*[Planilha2.C$5]" table:style-name="ce2">
            <text:p>1.925,3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12" table:style-name="ce1">
            <text:p>12</text:p>
          </table:table-cell>
          <table:table-cell office:value-type="float" office:value="1476" table:formula="of:=[.D77]*[Planilha2.C$9]" table:style-name="ce2">
            <text:p>1.47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BALLI 16</text:p>
          </table:table-cell>
          <table:table-cell office:value-type="float" office:value="817" table:style-name="ce1">
            <text:p>817</text:p>
          </table:table-cell>
          <table:table-cell office:value-type="float" office:value="0.6" table:style-name="ce1">
            <text:p>0,6</text:p>
          </table:table-cell>
          <table:table-cell office:value-type="float" office:value="249.6" table:formula="of:=[.D78]*[Planilha2.C$10]" table:style-name="ce2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T00:00:00" table:style-name="ce8">
            <text:p>06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3.6" table:style-name="ce1">
            <text:p>13,6</text:p>
          </table:table-cell>
          <table:table-cell office:value-type="float" office:value="1822.3999999999999" table:formula="of:=[.D79]*[Planilha2.C$12]" table:style-name="ce2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T00:00:00" table:style-name="ce8">
            <text:p>06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9" table:style-name="ce1">
            <text:p>9</text:p>
          </table:table-cell>
          <table:table-cell office:value-type="float" office:value="1206" table:formula="of:=[.D80]*[Planilha2.C$12]" table:style-name="ce2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T00:00:00" table:style-name="ce8">
            <text:p>06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0" table:style-name="ce1">
            <text:p>20</text:p>
          </table:table-cell>
          <table:table-cell office:value-type="float" office:value="2680" table:formula="of:=[.D81]*[Planilha2.C$12]" table:style-name="ce2">
            <text:p>2.68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3.2" table:style-name="ce1">
            <text:p>23,2</text:p>
          </table:table-cell>
          <table:table-cell office:value-type="float" office:value="2668" table:formula="of:=[.D82]*[Planilha2.C$14]" table:style-name="ce2">
            <text:p>2.66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139" table:formula="of:=[.D83]*[Planilha2.C$14]" table:style-name="ce2">
            <text:p>2.13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5" table:style-name="ce1">
            <text:p>15</text:p>
          </table:table-cell>
          <table:table-cell office:value-type="float" office:value="1182.9000000000001" table:formula="of:=[.D84]*[Planilha2.C$15]" table:style-name="ce2">
            <text:p>1.182,9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804.37199999999996" table:formula="of:=[.D85]*[Planilha2.C$15]" table:style-name="ce2">
            <text:p>804,3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8.5" table:style-name="ce1">
            <text:p>8,5</text:p>
          </table:table-cell>
          <table:table-cell office:value-type="float" office:value="1615" table:formula="of:=[.D86]*[Planilha2.C$11]" table:style-name="ce2">
            <text:p>1.6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8.5" table:style-name="ce1">
            <text:p>8,5</text:p>
          </table:table-cell>
          <table:table-cell office:value-type="float" office:value="1615" table:formula="of:=[.D87]*[Planilha2.C$11]" table:style-name="ce2">
            <text:p>1.6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06 DE LYCRA</text:p>
          </table:table-cell>
          <table:table-cell office:value-type="float" office:value="902" table:style-name="ce1">
            <text:p>90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4209.7999999999993" table:formula="of:=[.D88]*[Planilha2.C$20]" table:style-name="ce2">
            <text:p>4.209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6T00:00:00" table:style-name="ce3">
            <text:p>06/11/23</text:p>
          </table:table-cell>
          <table:table-cell office:value-type="string" table:style-name="ce1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21.6" table:style-name="ce1">
            <text:p>21,6</text:p>
          </table:table-cell>
          <table:table-cell office:value-type="float" office:value="1453.4640000000002" table:formula="of:=[.D89]*[Planilha2.C$24]" table:style-name="ce2">
            <text:p>1.453,4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7T00:00:00" table:style-name="ce3">
            <text:p>07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1.1" table:style-name="ce1">
            <text:p>11,1</text:p>
          </table:table-cell>
          <table:table-cell office:value-type="float" office:value="430.67999999999995" table:formula="of:=[.D90]*[Planilha2.C$6]" table:style-name="ce2">
            <text:p>430,6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7T00:00:00" table:style-name="ce3">
            <text:p>07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3317.31" table:formula="of:=[.D91]*[Planilha2.C$17]" table:style-name="ce2">
            <text:p>3.317,3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5" table:style-name="ce1">
            <text:p>15</text:p>
          </table:table-cell>
          <table:table-cell office:value-type="float" office:value="2850" table:formula="of:=[.D92]*[Planilha2.C$11]" table:style-name="ce2">
            <text:p>2.85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12" table:style-name="ce1">
            <text:p>12</text:p>
          </table:table-cell>
          <table:table-cell office:value-type="float" office:value="2568" table:formula="of:=[.D93]*[Planilha2.C$7]" table:style-name="ce2">
            <text:p>2.56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9" table:style-name="ce1">
            <text:p>9,9</text:p>
          </table:table-cell>
          <table:table-cell office:value-type="float" office:value="1881" table:formula="of:=[.D94]*[Planilha2.C$11]" table:style-name="ce2">
            <text:p>1.88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9" table:style-name="ce1">
            <text:p>9,9</text:p>
          </table:table-cell>
          <table:table-cell office:value-type="float" office:value="1881" table:formula="of:=[.D95]*[Planilha2.C$11]" table:style-name="ce2">
            <text:p>1.88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0" table:style-name="ce1">
            <text:p>20</text:p>
          </table:table-cell>
          <table:table-cell office:value-type="float" office:value="2300" table:formula="of:=[.D96]*[Planilha2.C$14]" table:style-name="ce2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8">
            <text:p>08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7.8" table:style-name="ce1">
            <text:p>17,8</text:p>
          </table:table-cell>
          <table:table-cell office:value-type="float" office:value="2385.2000000000003" table:formula="of:=[.D97]*[Planilha2.C$12]" table:style-name="ce2">
            <text:p>2.38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98]*[Planilha2.C$7]" table:style-name="ce2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8">
            <text:p>08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9" table:style-name="ce1">
            <text:p>29</text:p>
          </table:table-cell>
          <table:table-cell office:value-type="float" office:value="3886" table:formula="of:=[.D99]*[Planilha2.C$12]" table:style-name="ce2">
            <text:p>3.88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8.9" table:style-name="ce1">
            <text:p>8,9</text:p>
          </table:table-cell>
          <table:table-cell office:value-type="float" office:value="1094.7" table:formula="of:=[.D100]*[Planilha2.C$9]" table:style-name="ce2">
            <text:p>1.094,7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101]*[Planilha2.C$7]" table:style-name="ce2">
            <text:p>1.49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102]*[Planilha2.C$7]" table:style-name="ce2">
            <text:p>1.49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8" table:style-name="ce1">
            <text:p>28</text:p>
          </table:table-cell>
          <table:table-cell office:value-type="float" office:value="3220" table:formula="of:=[.D103]*[Planilha2.C$14]" table:style-name="ce2">
            <text:p>3.22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7" table:style-name="ce1">
            <text:p>17</text:p>
          </table:table-cell>
          <table:table-cell office:value-type="float" office:value="3230" table:formula="of:=[.D104]*[Planilha2.C$11]" table:style-name="ce2">
            <text:p>3.23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2" table:style-name="ce1">
            <text:p>12</text:p>
          </table:table-cell>
          <table:table-cell office:value-type="float" office:value="465.59999999999997" table:formula="of:=[.D105]*[Planilha2.C$6]" table:style-name="ce2">
            <text:p>465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STILED 10</text:p>
          </table:table-cell>
          <table:table-cell office:value-type="float" office:value="835" table:style-name="ce1">
            <text:p>83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827.2000000000003" table:formula="of:=[.D106]*[Planilha2.C$13]" table:style-name="ce2">
            <text:p>2.827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7.1" table:style-name="ce1">
            <text:p>7,1</text:p>
          </table:table-cell>
          <table:table-cell office:value-type="float" office:value="1519.3999999999999" table:formula="of:=[.D107]*[Planilha2.C$7]" table:style-name="ce2">
            <text:p>1.519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7.5" table:style-name="ce1">
            <text:p>7,5</text:p>
          </table:table-cell>
          <table:table-cell office:value-type="float" office:value="1425" table:formula="of:=[.D108]*[Planilha2.C$11]" table:style-name="ce2">
            <text:p>1.42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7.5" table:style-name="ce1">
            <text:p>7,5</text:p>
          </table:table-cell>
          <table:table-cell office:value-type="float" office:value="1425" table:formula="of:=[.D109]*[Planilha2.C$11]" table:style-name="ce2">
            <text:p>1.42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048.6000000000001" table:formula="of:=[.D110]*[Planilha2.C$7]" table:style-name="ce2">
            <text:p>1.04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111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8T00:00:00" table:style-name="ce3">
            <text:p>08/11/23</text:p>
          </table:table-cell>
          <table:table-cell office:value-type="string" table:style-name="ce1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251.5940000000003" table:formula="of:=[.D112]*[Planilha2.C$24]" table:style-name="ce2">
            <text:p>1.251,5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5.5" table:style-name="ce1">
            <text:p>5,5</text:p>
          </table:table-cell>
          <table:table-cell office:value-type="float" office:value="1177" table:formula="of:=[.D113]*[Planilha2.C$7]" table:style-name="ce2">
            <text:p>1.17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8.5" table:style-name="ce1">
            <text:p>8,5</text:p>
          </table:table-cell>
          <table:table-cell office:value-type="float" office:value="1919.13" table:formula="of:=[.D114]*[Planilha2.C$21]" table:style-name="ce2">
            <text:p>1.919,1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8.4" table:style-name="ce1">
            <text:p>8,4</text:p>
          </table:table-cell>
          <table:table-cell office:value-type="float" office:value="1896.5520000000001" table:formula="of:=[.D115]*[Planilha2.C$21]" table:style-name="ce2">
            <text:p>1.896,5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23" table:style-name="ce1">
            <text:p>23</text:p>
          </table:table-cell>
          <table:table-cell office:value-type="float" office:value="4370" table:formula="of:=[.D116]*[Planilha2.C$11]" table:style-name="ce2">
            <text:p>4.3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3.4" table:style-name="ce1">
            <text:p>13,4</text:p>
          </table:table-cell>
          <table:table-cell office:value-type="float" office:value="2546" table:formula="of:=[.D117]*[Planilha2.C$11]" table:style-name="ce2">
            <text:p>2.54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25" table:style-name="ce1">
            <text:p>25</text:p>
          </table:table-cell>
          <table:table-cell office:value-type="float" office:value="1971.5" table:formula="of:=[.D118]*[Planilha2.C$15]" table:style-name="ce2">
            <text:p>1.971,5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2.8" table:style-name="ce1">
            <text:p>12,8</text:p>
          </table:table-cell>
          <table:table-cell office:value-type="float" office:value="496.64" table:formula="of:=[.D119]*[Planilha2.C$6]" table:style-name="ce2">
            <text:p>496,6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5.6" table:style-name="ce1">
            <text:p>15,6</text:p>
          </table:table-cell>
          <table:table-cell office:value-type="float" office:value="1794" table:formula="of:=[.D120]*[Planilha2.C$14]" table:style-name="ce2">
            <text:p>1.79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20" table:style-name="ce1">
            <text:p>20</text:p>
          </table:table-cell>
          <table:table-cell office:value-type="float" office:value="3813" table:formula="of:=[.D121]*[Planilha2.C$17]" table:style-name="ce2">
            <text:p>3.81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09T00:00:00" table:style-name="ce3">
            <text:p>09/11/23</text:p>
          </table:table-cell>
          <table:table-cell office:value-type="string" table:style-name="ce1">
            <text:p>08 DE LYCRA</text:p>
          </table:table-cell>
          <table:table-cell office:value-type="float" office:value="902" table:style-name="ce1">
            <text:p>902</text:p>
          </table:table-cell>
          <table:table-cell office:value-type="float" office:value="8" table:style-name="ce1">
            <text:p>8</text:p>
          </table:table-cell>
          <table:table-cell office:value-type="float" office:value="2675.52" table:formula="of:=[.D122]*[Planilha2.C$19]" table:style-name="ce2">
            <text:p>2.675,5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11.4" table:style-name="ce1">
            <text:p>11,4</text:p>
          </table:table-cell>
          <table:table-cell office:value-type="float" office:value="2439.6" table:formula="of:=[.D123]*[Planilha2.C$7]" table:style-name="ce2">
            <text:p>2.439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9.4" table:style-name="ce1">
            <text:p>9,4</text:p>
          </table:table-cell>
          <table:table-cell office:value-type="float" office:value="2011.6000000000001" table:formula="of:=[.D124]*[Planilha2.C$7]" table:style-name="ce2">
            <text:p>2.011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5" table:style-name="ce1">
            <text:p>15</text:p>
          </table:table-cell>
          <table:table-cell office:value-type="float" office:value="1182.9000000000001" table:formula="of:=[.D125]*[Planilha2.C$15]" table:style-name="ce2">
            <text:p>1.182,9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9.2" table:style-name="ce1">
            <text:p>19,2</text:p>
          </table:table-cell>
          <table:table-cell office:value-type="float" office:value="1514.1119999999999" table:formula="of:=[.D126]*[Planilha2.C$15]" table:style-name="ce2">
            <text:p>1.514,1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8" table:style-name="ce1">
            <text:p>8</text:p>
          </table:table-cell>
          <table:table-cell office:value-type="float" office:value="984" table:formula="of:=[.D127]*[Planilha2.C$9]" table:style-name="ce2">
            <text:p>9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1" table:style-name="ce1">
            <text:p>21</text:p>
          </table:table-cell>
          <table:table-cell office:value-type="float" office:value="2415" table:formula="of:=[.D128]*[Planilha2.C$14]" table:style-name="ce2">
            <text:p>2.4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1.8" table:style-name="ce1">
            <text:p>21,8</text:p>
          </table:table-cell>
          <table:table-cell office:value-type="float" office:value="2507" table:formula="of:=[.D129]*[Planilha2.C$14]" table:style-name="ce2">
            <text:p>2.50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STILED 10</text:p>
          </table:table-cell>
          <table:table-cell office:value-type="float" office:value="835" table:style-name="ce1">
            <text:p>835</text:p>
          </table:table-cell>
          <table:table-cell office:value-type="float" office:value="18" table:style-name="ce1">
            <text:p>18</text:p>
          </table:table-cell>
          <table:table-cell office:value-type="float" office:value="2736" table:formula="of:=[.D130]*[Planilha2.C$13]" table:style-name="ce2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8">
            <text:p>10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8" table:style-name="ce1">
            <text:p>18</text:p>
          </table:table-cell>
          <table:table-cell office:value-type="float" office:value="2412" table:formula="of:=[.D131]*[Planilha2.C$12]" table:style-name="ce2">
            <text:p>2.4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4">
            <text:p>MURITI 10</text:p>
          </table:table-cell>
          <table:table-cell office:value-type="float" office:value="818" table:style-name="ce1">
            <text:p>818</text:p>
          </table:table-cell>
          <table:table-cell office:value-type="float" office:value="6.7" table:style-name="ce1">
            <text:p>6,7</text:p>
          </table:table-cell>
          <table:table-cell office:value-type="float" office:value="1273" table:formula="of:=[.D132]*[Planilha2.C$11]" table:style-name="ce2">
            <text:p>1.27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8.4" table:style-name="ce1">
            <text:p>8,4</text:p>
          </table:table-cell>
          <table:table-cell office:value-type="float" office:value="1797.6000000000001" table:formula="of:=[.D133]*[Planilha2.C$7]" table:style-name="ce2">
            <text:p>1.797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7.7" table:style-name="ce1">
            <text:p>7,7</text:p>
          </table:table-cell>
          <table:table-cell office:value-type="float" office:value="1647.8" table:formula="of:=[.D134]*[Planilha2.C$7]" table:style-name="ce2">
            <text:p>1.647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937.9999999999998" table:formula="of:=[.D135]*[Planilha2.C$11]" table:style-name="ce2">
            <text:p>1.93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0.5" table:style-name="ce1">
            <text:p>10,5</text:p>
          </table:table-cell>
          <table:table-cell office:value-type="float" office:value="1995" table:formula="of:=[.D136]*[Planilha2.C$11]" table:style-name="ce2">
            <text:p>1.99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557.9999999999998" table:formula="of:=[.D137]*[Planilha2.C$11]" table:style-name="ce2">
            <text:p>1.55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652.9999999999998" table:formula="of:=[.D138]*[Planilha2.C$11]" table:style-name="ce2">
            <text:p>1.65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" table:style-name="ce1">
            <text:p>9</text:p>
          </table:table-cell>
          <table:table-cell office:value-type="float" office:value="2032.02" table:formula="of:=[.D139]*[Planilha2.C$21]" table:style-name="ce2">
            <text:p>2.032,0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8.9" table:style-name="ce1">
            <text:p>8,9</text:p>
          </table:table-cell>
          <table:table-cell office:value-type="float" office:value="2009.442" table:formula="of:=[.D140]*[Planilha2.C$21]" table:style-name="ce2">
            <text:p>2.009,4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5" table:style-name="ce1">
            <text:p>5</text:p>
          </table:table-cell>
          <table:table-cell office:value-type="float" office:value="2080" table:formula="of:=[.D141]*[Planilha2.C$10]" table:style-name="ce2">
            <text:p>2.08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6.8" table:style-name="ce1">
            <text:p>6,8</text:p>
          </table:table-cell>
          <table:table-cell office:value-type="float" office:value="1455.2" table:formula="of:=[.D142]*[Planilha2.C$7]" table:style-name="ce2">
            <text:p>1.45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21" table:style-name="ce1">
            <text:p>21</text:p>
          </table:table-cell>
          <table:table-cell office:value-type="float" office:value="1413.0900000000001" table:formula="of:=[.D143]*[Planilha2.C$24]" table:style-name="ce2">
            <text:p>1.413,0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0T00:00:00" table:style-name="ce3">
            <text:p>10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144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4">
            <text:p>MURITI 10</text:p>
          </table:table-cell>
          <table:table-cell office:value-type="float" office:value="818" table:style-name="ce1">
            <text:p>818</text:p>
          </table:table-cell>
          <table:table-cell office:value-type="float" office:value="10" table:style-name="ce1">
            <text:p>10</text:p>
          </table:table-cell>
          <table:table-cell office:value-type="float" office:value="1900" table:formula="of:=[.D145]*[Planilha2.C$11]" table:style-name="ce2">
            <text:p>1.90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12.1" table:style-name="ce1">
            <text:p>12,1</text:p>
          </table:table-cell>
          <table:table-cell office:value-type="float" office:value="2589.4" table:formula="of:=[.D146]*[Planilha2.C$7]" table:style-name="ce2">
            <text:p>2.589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24" table:style-name="ce1">
            <text:p>24</text:p>
          </table:table-cell>
          <table:table-cell office:value-type="float" office:value="4560" table:formula="of:=[.D147]*[Planilha2.C$11]" table:style-name="ce2">
            <text:p>4.56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148]*[Planilha2.C$7]" table:style-name="ce2">
            <text:p>1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149]*[Planilha2.C$7]" table:style-name="ce2">
            <text:p>1.7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16.2" table:style-name="ce1">
            <text:p>16,2</text:p>
          </table:table-cell>
          <table:table-cell office:value-type="float" office:value="3466.7999999999997" table:formula="of:=[.D150]*[Planilha2.C$7]" table:style-name="ce2">
            <text:p>3.466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22.2" table:style-name="ce1">
            <text:p>22,2</text:p>
          </table:table-cell>
          <table:table-cell office:value-type="float" office:value="4218" table:formula="of:=[.D151]*[Planilha2.C$11]" table:style-name="ce2">
            <text:p>4.21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37.4" table:style-name="ce1">
            <text:p>37,4</text:p>
          </table:table-cell>
          <table:table-cell office:value-type="float" office:value="2516.6460000000002" table:formula="of:=[.D152]*[Planilha2.C$24]" table:style-name="ce2">
            <text:p>2.516,6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7" table:style-name="ce1">
            <text:p>7</text:p>
          </table:table-cell>
          <table:table-cell office:value-type="float" office:value="861" table:formula="of:=[.D153]*[Planilha2.C$9]" table:style-name="ce2">
            <text:p>86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6" table:style-name="ce1">
            <text:p>6</text:p>
          </table:table-cell>
          <table:table-cell office:value-type="float" office:value="2496" table:formula="of:=[.D154]*[Planilha2.C$10]" table:style-name="ce2">
            <text:p>2.49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3534.0000000000005" table:formula="of:=[.D155]*[Planilha2.C$11]" table:style-name="ce2">
            <text:p>3.53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3T00:00:00" table:style-name="ce3">
            <text:p>13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156]*[Planilha2.C$7]" table:style-name="ce2">
            <text:p>1.7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3.5" table:style-name="ce1">
            <text:p>13,5</text:p>
          </table:table-cell>
          <table:table-cell office:value-type="float" office:value="2565" table:formula="of:=[.D157]*[Planilha2.C$11]" table:style-name="ce2">
            <text:p>2.56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3" table:style-name="ce1">
            <text:p>13</text:p>
          </table:table-cell>
          <table:table-cell office:value-type="float" office:value="2470" table:formula="of:=[.D158]*[Planilha2.C$11]" table:style-name="ce2">
            <text:p>2.4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804" table:style-name="ce1">
            <text:p>804</text:p>
          </table:table-cell>
          <table:table-cell office:value-type="float" office:value="23.2" table:style-name="ce1">
            <text:p>23,2</text:p>
          </table:table-cell>
          <table:table-cell office:value-type="float" office:value="4408" table:formula="of:=[.D159]*[Planilha2.C$11]" table:style-name="ce2">
            <text:p>4.40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2.5" table:style-name="ce1">
            <text:p>12,5</text:p>
          </table:table-cell>
          <table:table-cell office:value-type="float" office:value="484.99999999999994" table:formula="of:=[.D160]*[Planilha2.C$6]" table:style-name="ce2">
            <text:p>48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5.4" table:style-name="ce1">
            <text:p>15,4</text:p>
          </table:table-cell>
          <table:table-cell office:value-type="float" office:value="1771" table:formula="of:=[.D161]*[Planilha2.C$14]" table:style-name="ce2">
            <text:p>1.77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25" table:style-name="ce1">
            <text:p>25</text:p>
          </table:table-cell>
          <table:table-cell office:value-type="float" office:value="1971.5" table:formula="of:=[.D162]*[Planilha2.C$15]" table:style-name="ce2">
            <text:p>1.971,5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26.2" table:style-name="ce1">
            <text:p>26,2</text:p>
          </table:table-cell>
          <table:table-cell office:value-type="float" office:value="2066.1320000000001" table:formula="of:=[.D163]*[Planilha2.C$15]" table:style-name="ce2">
            <text:p>2.066,1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31" table:style-name="ce1">
            <text:p>31</text:p>
          </table:table-cell>
          <table:table-cell office:value-type="float" office:value="2444.66" table:formula="of:=[.D164]*[Planilha2.C$15]" table:style-name="ce2">
            <text:p>2.444,6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4" table:style-name="ce1">
            <text:p>12,4</text:p>
          </table:table-cell>
          <table:table-cell office:value-type="float" office:value="2356" table:formula="of:=[.D165]*[Planilha2.C$11]" table:style-name="ce2">
            <text:p>2.35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4" table:style-name="ce1">
            <text:p>12,4</text:p>
          </table:table-cell>
          <table:table-cell office:value-type="float" office:value="2356" table:formula="of:=[.D166]*[Planilha2.C$11]" table:style-name="ce2">
            <text:p>2.35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6.6" table:style-name="ce1">
            <text:p>26,6</text:p>
          </table:table-cell>
          <table:table-cell office:value-type="float" office:value="3059" table:formula="of:=[.D167]*[Planilha2.C$14]" table:style-name="ce2">
            <text:p>3.05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06 DE LYCRA</text:p>
          </table:table-cell>
          <table:table-cell office:value-type="float" office:value="901" table:style-name="ce1">
            <text:p>901</text:p>
          </table:table-cell>
          <table:table-cell office:value-type="float" office:value="9.1" table:style-name="ce1">
            <text:p>9,1</text:p>
          </table:table-cell>
          <table:table-cell office:value-type="float" office:value="3949.3999999999996" table:formula="of:=[.D168]*[Planilha2.C$20]" table:style-name="ce2">
            <text:p>3.949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.2" table:style-name="ce1">
            <text:p>7,2</text:p>
          </table:table-cell>
          <table:table-cell office:value-type="float" office:value="1625.616" table:formula="of:=[.D169]*[Planilha2.C$21]" table:style-name="ce2">
            <text:p>1.625,6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.7" table:style-name="ce1">
            <text:p>7,7</text:p>
          </table:table-cell>
          <table:table-cell office:value-type="float" office:value="1738.5060000000001" table:formula="of:=[.D170]*[Planilha2.C$21]" table:style-name="ce2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8">
            <text:p>14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7" table:style-name="ce1">
            <text:p>17</text:p>
          </table:table-cell>
          <table:table-cell office:value-type="float" office:value="2278" table:formula="of:=[.D171]*[Planilha2.C$12]" table:style-name="ce2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8">
            <text:p>14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4" table:style-name="ce1">
            <text:p>14</text:p>
          </table:table-cell>
          <table:table-cell office:value-type="float" office:value="1876" table:formula="of:=[.D172]*[Planilha2.C$12]" table:style-name="ce2">
            <text:p>1.87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" table:style-name="ce1">
            <text:p>2</text:p>
          </table:table-cell>
          <table:table-cell office:value-type="float" office:value="832" table:formula="of:=[.D173]*[Planilha2.C$10]" table:style-name="ce2">
            <text:p>83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6.6" table:style-name="ce1">
            <text:p>6,6</text:p>
          </table:table-cell>
          <table:table-cell office:value-type="float" office:value="784.41" table:formula="of:=[.D174]*[Planilha2.C$5]" table:style-name="ce2">
            <text:p>784,4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STILED 10</text:p>
          </table:table-cell>
          <table:table-cell office:value-type="float" office:value="835" table:style-name="ce1">
            <text:p>83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827.2000000000003" table:formula="of:=[.D175]*[Planilha2.C$13]" table:style-name="ce2">
            <text:p>2.827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11.4" table:style-name="ce1">
            <text:p>11,4</text:p>
          </table:table-cell>
          <table:table-cell office:value-type="float" office:value="2166" table:formula="of:=[.D176]*[Planilha2.C$11]" table:style-name="ce2">
            <text:p>2.16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1.6" table:style-name="ce1">
            <text:p>11,6</text:p>
          </table:table-cell>
          <table:table-cell office:value-type="float" office:value="2204" table:formula="of:=[.D177]*[Planilha2.C$11]" table:style-name="ce2">
            <text:p>2.20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4T00:00:00" table:style-name="ce3">
            <text:p>14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178]*[Planilha2.C$7]" table:style-name="ce2">
            <text:p>1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10.9" table:style-name="ce1">
            <text:p>10,9</text:p>
          </table:table-cell>
          <table:table-cell office:value-type="float" office:value="2332.6" table:formula="of:=[.D179]*[Planilha2.C$7]" table:style-name="ce2">
            <text:p>2.332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0.6" table:style-name="ce1">
            <text:p>10,6</text:p>
          </table:table-cell>
          <table:table-cell office:value-type="float" office:value="2014" table:formula="of:=[.D180]*[Planilha2.C$11]" table:style-name="ce2">
            <text:p>2.01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8.6" table:style-name="ce1">
            <text:p>8,6</text:p>
          </table:table-cell>
          <table:table-cell office:value-type="float" office:value="1840.3999999999999" table:formula="of:=[.D181]*[Planilha2.C$7]" table:style-name="ce2">
            <text:p>1.840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6.8" table:style-name="ce1">
            <text:p>6,8</text:p>
          </table:table-cell>
          <table:table-cell office:value-type="float" office:value="1455.2" table:formula="of:=[.D182]*[Planilha2.C$7]" table:style-name="ce2">
            <text:p>1.45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183]*[Planilha2.C$7]" table:style-name="ce2">
            <text:p>1.7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4.6" table:style-name="ce1">
            <text:p>14,6</text:p>
          </table:table-cell>
          <table:table-cell office:value-type="float" office:value="1151.356" table:formula="of:=[.D184]*[Planilha2.C$15]" table:style-name="ce2">
            <text:p>1.151,3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7.8" table:style-name="ce1">
            <text:p>7,8</text:p>
          </table:table-cell>
          <table:table-cell office:value-type="float" office:value="959.4" table:formula="of:=[.D185]*[Planilha2.C$9]" table:style-name="ce2">
            <text:p>959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0.6" table:style-name="ce1">
            <text:p>10,6</text:p>
          </table:table-cell>
          <table:table-cell office:value-type="float" office:value="835.91599999999994" table:formula="of:=[.D186]*[Planilha2.C$15]" table:style-name="ce2">
            <text:p>835,9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8.1" table:style-name="ce1">
            <text:p>8,1</text:p>
          </table:table-cell>
          <table:table-cell office:value-type="float" office:value="1733.3999999999999" table:formula="of:=[.D187]*[Planilha2.C$7]" table:style-name="ce2">
            <text:p>1.733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7.8" table:style-name="ce1">
            <text:p>7,8</text:p>
          </table:table-cell>
          <table:table-cell office:value-type="float" office:value="1669.2" table:formula="of:=[.D188]*[Planilha2.C$7]" table:style-name="ce2">
            <text:p>1.669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10.1" table:style-name="ce1">
            <text:p>10,1</text:p>
          </table:table-cell>
          <table:table-cell office:value-type="float" office:value="2161.4" table:formula="of:=[.D189]*[Planilha2.C$7]" table:style-name="ce2">
            <text:p>2.161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5.8" table:style-name="ce1">
            <text:p>25,8</text:p>
          </table:table-cell>
          <table:table-cell office:value-type="float" office:value="2967" table:formula="of:=[.D190]*[Planilha2.C$14]" table:style-name="ce2">
            <text:p>2.96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9" table:style-name="ce1">
            <text:p>9</text:p>
          </table:table-cell>
          <table:table-cell office:value-type="float" office:value="349.2" table:formula="of:=[.D191]*[Planilha2.C$6]" table:style-name="ce2">
            <text:p>349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1.4" table:style-name="ce1">
            <text:p>11,4</text:p>
          </table:table-cell>
          <table:table-cell office:value-type="float" office:value="2173.4100000000003" table:formula="of:=[.D192]*[Planilha2.C$17]" table:style-name="ce2">
            <text:p>2.173,4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4.6" table:style-name="ce1">
            <text:p>14,6</text:p>
          </table:table-cell>
          <table:table-cell office:value-type="float" office:value="1679" table:formula="of:=[.D193]*[Planilha2.C$14]" table:style-name="ce2">
            <text:p>1.67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767.0000000000002" table:formula="of:=[.D194]*[Planilha2.C$11]" table:style-name="ce2">
            <text:p>1.76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6T00:00:00" table:style-name="ce3">
            <text:p>16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767.0000000000002" table:formula="of:=[.D195]*[Planilha2.C$11]" table:style-name="ce2">
            <text:p>1.76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31.8" table:style-name="ce1">
            <text:p>31,8</text:p>
          </table:table-cell>
          <table:table-cell office:value-type="float" office:value="2139.8220000000001" table:formula="of:=[.D196]*[Planilha2.C$24]" table:style-name="ce2">
            <text:p>2.139,8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TURIN</text:p>
          </table:table-cell>
          <table:table-cell office:value-type="float" office:value="907" table:style-name="ce1">
            <text:p>907</text:p>
          </table:table-cell>
          <table:table-cell office:value-type="float" office:value="11.5" table:style-name="ce1">
            <text:p>11,5</text:p>
          </table:table-cell>
          <table:table-cell office:value-type="float" office:value="3714.5" table:formula="of:=[.D197]*[Planilha2.C$22]" table:style-name="ce2">
            <text:p>3.714,5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08 DE LYCRA</text:p>
          </table:table-cell>
          <table:table-cell office:value-type="float" office:value="902" table:style-name="ce1">
            <text:p>902</text:p>
          </table:table-cell>
          <table:table-cell office:value-type="float" office:value="11" table:style-name="ce1">
            <text:p>11</text:p>
          </table:table-cell>
          <table:table-cell office:value-type="float" office:value="3678.84" table:formula="of:=[.D198]*[Planilha2.C$19]" table:style-name="ce2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T00:00:00" table:style-name="ce8">
            <text:p>17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2.2" table:style-name="ce1">
            <text:p>22,2</text:p>
          </table:table-cell>
          <table:table-cell office:value-type="float" office:value="2974.7999999999997" table:formula="of:=[.D199]*[Planilha2.C$12]" table:style-name="ce2">
            <text:p>2.974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8.6" table:style-name="ce1">
            <text:p>8,6</text:p>
          </table:table-cell>
          <table:table-cell office:value-type="float" office:value="333.67999999999995" table:formula="of:=[.D200]*[Planilha2.C$6]" table:style-name="ce2">
            <text:p>333,6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15.4" table:style-name="ce1">
            <text:p>15,4</text:p>
          </table:table-cell>
          <table:table-cell office:value-type="float" office:value="2926" table:formula="of:=[.D201]*[Planilha2.C$11]" table:style-name="ce2">
            <text:p>2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212.2699999999998" table:formula="of:=[.D202]*[Planilha2.C$5]" table:style-name="ce2">
            <text:p>1.212,2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0" table:style-name="ce1">
            <text:p>10</text:p>
          </table:table-cell>
          <table:table-cell office:value-type="float" office:value="788.6" table:formula="of:=[.D203]*[Planilha2.C$15]" table:style-name="ce2">
            <text:p>78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.6" table:style-name="ce1">
            <text:p>2,6</text:p>
          </table:table-cell>
          <table:table-cell office:value-type="float" office:value="1081.6000000000001" table:formula="of:=[.D204]*[Planilha2.C$10]" table:style-name="ce2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T00:00:00" table:style-name="ce8">
            <text:p>17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5" table:style-name="ce1">
            <text:p>15</text:p>
          </table:table-cell>
          <table:table-cell office:value-type="float" office:value="2010" table:formula="of:=[.D205]*[Planilha2.C$12]" table:style-name="ce2">
            <text:p>2.01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1.8" table:style-name="ce1">
            <text:p>11,8</text:p>
          </table:table-cell>
          <table:table-cell office:value-type="float" office:value="2242" table:formula="of:=[.D206]*[Planilha2.C$11]" table:style-name="ce2">
            <text:p>2.24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608.7439999999999" table:formula="of:=[.D207]*[Planilha2.C$15]" table:style-name="ce2">
            <text:p>1.608,7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2081.5" table:formula="of:=[.D208]*[Planilha2.C$14]" table:style-name="ce2">
            <text:p>2.081,5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6.8" table:style-name="ce1">
            <text:p>6,8</text:p>
          </table:table-cell>
          <table:table-cell office:value-type="float" office:value="1455.2" table:formula="of:=[.D209]*[Planilha2.C$7]" table:style-name="ce2">
            <text:p>1.45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17T00:00:00" table:style-name="ce3">
            <text:p>17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6.6" table:style-name="ce1">
            <text:p>6,6</text:p>
          </table:table-cell>
          <table:table-cell office:value-type="float" office:value="811.8" table:formula="of:=[.D210]*[Planilha2.C$9]" table:style-name="ce2">
            <text:p>811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8.9" table:style-name="ce1">
            <text:p>8,9</text:p>
          </table:table-cell>
          <table:table-cell office:value-type="float" office:value="1904.6000000000001" table:formula="of:=[.D211]*[Planilha2.C$7]" table:style-name="ce2">
            <text:p>1.904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048.6000000000001" table:formula="of:=[.D212]*[Planilha2.C$7]" table:style-name="ce2">
            <text:p>1.04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06 DE LYCRA</text:p>
          </table:table-cell>
          <table:table-cell office:value-type="float" office:value="901" table:style-name="ce1">
            <text:p>901</text:p>
          </table:table-cell>
          <table:table-cell office:value-type="float" office:value="9.1" table:style-name="ce1">
            <text:p>9,1</text:p>
          </table:table-cell>
          <table:table-cell office:value-type="float" office:value="3949.3999999999996" table:formula="of:=[.D213]*[Planilha2.C$20]" table:style-name="ce2">
            <text:p>3.949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214]*[Planilha2.C$7]" table:style-name="ce2">
            <text:p>1.71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7.4" table:style-name="ce1">
            <text:p>7,4</text:p>
          </table:table-cell>
          <table:table-cell office:value-type="float" office:value="1048.5999999999999" table:style-name="ce2">
            <text:p>1.04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7" table:style-name="ce1">
            <text:p>7</text:p>
          </table:table-cell>
          <table:table-cell office:value-type="float" office:value="1330" table:formula="of:=[.D216]*[Planilha2.C$11]" table:style-name="ce2">
            <text:p>1.33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4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6.8" table:style-name="ce1">
            <text:p>6,8</text:p>
          </table:table-cell>
          <table:table-cell office:value-type="float" office:value="1292" table:formula="of:=[.D217]*[Planilha2.C$11]" table:style-name="ce2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T00:00:00" table:style-name="ce8">
            <text:p>21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25.8" table:style-name="ce1">
            <text:p>25,8</text:p>
          </table:table-cell>
          <table:table-cell office:value-type="float" office:value="3457.2000000000003" table:formula="of:=[.D218]*[Planilha2.C$12]" table:style-name="ce2">
            <text:p>3.457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7" table:style-name="ce1">
            <text:p>17</text:p>
          </table:table-cell>
          <table:table-cell office:value-type="float" office:value="3241.05" table:formula="of:=[.D219]*[Planilha2.C$17]" table:style-name="ce2">
            <text:p>3.241,0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9" table:style-name="ce1">
            <text:p>29</text:p>
          </table:table-cell>
          <table:table-cell office:value-type="float" office:value="3335" table:formula="of:=[.D220]*[Planilha2.C$14]" table:style-name="ce2">
            <text:p>3.33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7" table:style-name="ce1">
            <text:p>7</text:p>
          </table:table-cell>
          <table:table-cell office:value-type="float" office:value="861" table:formula="of:=[.D221]*[Planilha2.C$9]" table:style-name="ce2">
            <text:p>86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28.2" table:style-name="ce1">
            <text:p>28,2</text:p>
          </table:table-cell>
          <table:table-cell office:value-type="float" office:value="2223.8519999999999" table:formula="of:=[.D222]*[Planilha2.C$15]" table:style-name="ce2">
            <text:p>2.223,8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30" table:style-name="ce1">
            <text:p>30</text:p>
          </table:table-cell>
          <table:table-cell office:value-type="float" office:value="2365.8000000000002" table:formula="of:=[.D223]*[Planilha2.C$15]" table:style-name="ce2">
            <text:p>2.365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30.8" table:style-name="ce1">
            <text:p>30,8</text:p>
          </table:table-cell>
          <table:table-cell office:value-type="float" office:value="2428.8879999999999" table:formula="of:=[.D224]*[Planilha2.C$15]" table:style-name="ce2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T00:00:00" table:style-name="ce8">
            <text:p>21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20" table:style-name="ce1">
            <text:p>20</text:p>
          </table:table-cell>
          <table:table-cell office:value-type="float" office:value="2680" table:formula="of:=[.D225]*[Planilha2.C$12]" table:style-name="ce2">
            <text:p>2.68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11.2" table:style-name="ce1">
            <text:p>11,2</text:p>
          </table:table-cell>
          <table:table-cell office:value-type="float" office:value="2396.7999999999997" table:formula="of:=[.D226]*[Planilha2.C$7]" table:style-name="ce2">
            <text:p>2.396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3.4" table:style-name="ce1">
            <text:p>3,4</text:p>
          </table:table-cell>
          <table:table-cell office:value-type="float" office:value="1414.3999999999999" table:formula="of:=[.D227]*[Planilha2.C$10]" table:style-name="ce2">
            <text:p>1.41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12.6" table:style-name="ce1">
            <text:p>12,6</text:p>
          </table:table-cell>
          <table:table-cell office:value-type="float" office:value="2696.4" table:formula="of:=[.D228]*[Planilha2.C$7]" table:style-name="ce2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T00:00:00" table:style-name="ce8">
            <text:p>21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1.6" table:style-name="ce1">
            <text:p>11,6</text:p>
          </table:table-cell>
          <table:table-cell office:value-type="float" office:value="1554.3999999999999" table:formula="of:=[.D229]*[Planilha2.C$12]" table:style-name="ce2">
            <text:p>1.55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13.6" table:style-name="ce1">
            <text:p>13,6</text:p>
          </table:table-cell>
          <table:table-cell office:value-type="float" office:value="2910.4" table:formula="of:=[.D230]*[Planilha2.C$7]" table:style-name="ce2">
            <text:p>2.910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231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5" table:style-name="ce1">
            <text:p>15</text:p>
          </table:table-cell>
          <table:table-cell office:value-type="float" office:value="2850" table:formula="of:=[.D232]*[Planilha2.C$11]" table:style-name="ce2">
            <text:p>2.85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4.8" table:style-name="ce1">
            <text:p>4,8</text:p>
          </table:table-cell>
          <table:table-cell office:value-type="float" office:value="1027.2" table:formula="of:=[.D233]*[Planilha2.C$7]" table:style-name="ce2">
            <text:p>1.027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1.4" table:style-name="ce1">
            <text:p>11,4</text:p>
          </table:table-cell>
          <table:table-cell office:value-type="float" office:value="1354.8899999999999" table:formula="of:=[.D234]*[Planilha2.C$5]" table:style-name="ce2">
            <text:p>1.354,8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24" table:style-name="ce1">
            <text:p>24</text:p>
          </table:table-cell>
          <table:table-cell office:value-type="float" office:value="1614.96" table:formula="of:=[.D235]*[Planilha2.C$24]" table:style-name="ce2">
            <text:p>1.614,9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1T00:00:00" table:style-name="ce3">
            <text:p>21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5" table:style-name="ce1">
            <text:p>5</text:p>
          </table:table-cell>
          <table:table-cell office:value-type="float" office:value="1070" table:formula="of:=[.D236]*[Planilha2.C$7]" table:style-name="ce2">
            <text:p>1.0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23.4" table:style-name="ce1">
            <text:p>23,4</text:p>
          </table:table-cell>
          <table:table-cell office:value-type="float" office:value="1845.3239999999998" table:formula="of:=[.D237]*[Planilha2.C$15]" table:style-name="ce2">
            <text:p>1.845,3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20.6" table:style-name="ce1">
            <text:p>20,6</text:p>
          </table:table-cell>
          <table:table-cell office:value-type="float" office:value="2369" table:formula="of:=[.D238]*[Planilha2.C$14]" table:style-name="ce2">
            <text:p>2.36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float" office:value="1265" table:formula="of:=[.D239]*[Planilha2.C$14]" table:style-name="ce2">
            <text:p>1.26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1.8" table:style-name="ce1">
            <text:p>11,8</text:p>
          </table:table-cell>
          <table:table-cell office:value-type="float" office:value="930.548" table:formula="of:=[.D240]*[Planilha2.C$15]" table:style-name="ce2">
            <text:p>930,5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529.8839999999998" table:formula="of:=[.D241]*[Planilha2.C$15]" table:style-name="ce2">
            <text:p>1.529,8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242]*[Planilha2.C$7]" table:style-name="ce2">
            <text:p>1.49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1" table:style-name="ce1">
            <text:p>11</text:p>
          </table:table-cell>
          <table:table-cell office:value-type="float" office:value="2097.15" table:formula="of:=[.D243]*[Planilha2.C$17]" table:style-name="ce2">
            <text:p>2.097,1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4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3154.0000000000005" table:formula="of:=[.D244]*[Planilha2.C$11]" table:style-name="ce2">
            <text:p>3.15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6.2" table:style-name="ce1">
            <text:p>26,2</text:p>
          </table:table-cell>
          <table:table-cell office:value-type="float" office:value="3013" table:formula="of:=[.D245]*[Planilha2.C$14]" table:style-name="ce2">
            <text:p>3.01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4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12" table:style-name="ce1">
            <text:p>12</text:p>
          </table:table-cell>
          <table:table-cell office:value-type="float" office:value="2280" table:formula="of:=[.D246]*[Planilha2.C$11]" table:style-name="ce2">
            <text:p>2.28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6.6" table:style-name="ce1">
            <text:p>6,6</text:p>
          </table:table-cell>
          <table:table-cell office:value-type="float" office:value="1412.3999999999999" table:formula="of:=[.D247]*[Planilha2.C$7]" table:style-name="ce2">
            <text:p>1.412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9.6" table:style-name="ce1">
            <text:p>9,6</text:p>
          </table:table-cell>
          <table:table-cell office:value-type="float" office:value="2054.4" table:formula="of:=[.D248]*[Planilha2.C$7]" table:style-name="ce2">
            <text:p>2.05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4.7" table:style-name="ce1">
            <text:p>4,7</text:p>
          </table:table-cell>
          <table:table-cell office:value-type="float" office:value="1005.8000000000001" table:formula="of:=[.D249]*[Planilha2.C$7]" table:style-name="ce2">
            <text:p>1.005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5.9" table:style-name="ce1">
            <text:p>5,9</text:p>
          </table:table-cell>
          <table:table-cell office:value-type="float" office:value="1262.6000000000001" table:formula="of:=[.D250]*[Planilha2.C$7]" table:style-name="ce2">
            <text:p>1.262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" table:style-name="ce1">
            <text:p>2</text:p>
          </table:table-cell>
          <table:table-cell office:value-type="float" office:value="832" table:formula="of:=[.D251]*[Planilha2.C$10]" table:style-name="ce2">
            <text:p>83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7.8" table:style-name="ce1">
            <text:p>7,8</text:p>
          </table:table-cell>
          <table:table-cell office:value-type="float" office:value="1482" table:formula="of:=[.D252]*[Planilha2.C$11]" table:style-name="ce2">
            <text:p>1.48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4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7.5" table:style-name="ce1">
            <text:p>7,5</text:p>
          </table:table-cell>
          <table:table-cell office:value-type="float" office:value="1425" table:formula="of:=[.D253]*[Planilha2.C$11]" table:style-name="ce2">
            <text:p>1.42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2T00:00:00" table:style-name="ce3">
            <text:p>22/11/23</text:p>
          </table:table-cell>
          <table:table-cell office:value-type="string" table:style-name="ce1">
            <text:p>08 DE LYCRA</text:p>
          </table:table-cell>
          <table:table-cell office:value-type="float" office:value="902" table:style-name="ce1">
            <text:p>902</text:p>
          </table:table-cell>
          <table:table-cell office:value-type="float" office:value="12.4" table:style-name="ce1">
            <text:p>12,4</text:p>
          </table:table-cell>
          <table:table-cell office:value-type="float" office:value="4147.0560000000005" table:formula="of:=[.D254]*[Planilha2.C$19]" table:style-name="ce2">
            <text:p>4.147,0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0</text:p>
          </table:table-cell>
          <table:table-cell office:value-type="float" office:value="835" table:style-name="ce1">
            <text:p>835</text:p>
          </table:table-cell>
          <table:table-cell office:value-type="float" office:value="27" table:style-name="ce1">
            <text:p>27</text:p>
          </table:table-cell>
          <table:table-cell office:value-type="float" office:value="4104" table:formula="of:=[.D255]*[Planilha2.C$13]" table:style-name="ce2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8">
            <text:p>23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2" table:style-name="ce1">
            <text:p>12</text:p>
          </table:table-cell>
          <table:table-cell office:value-type="float" office:value="1608" table:formula="of:=[.D256]*[Planilha2.C$12]" table:style-name="ce2">
            <text:p>1.60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9.2" table:style-name="ce1">
            <text:p>29,2</text:p>
          </table:table-cell>
          <table:table-cell office:value-type="float" office:value="3358" table:formula="of:=[.D257]*[Planilha2.C$14]" table:style-name="ce2">
            <text:p>3.35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258]*[Planilha2.C$7]" table:style-name="ce2">
            <text:p>1.49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4.6" table:style-name="ce1">
            <text:p>14,6</text:p>
          </table:table-cell>
          <table:table-cell office:value-type="float" office:value="1151.356" table:formula="of:=[.D259]*[Planilha2.C$15]" table:style-name="ce2">
            <text:p>1.151,3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8" table:style-name="ce1">
            <text:p>18</text:p>
          </table:table-cell>
          <table:table-cell office:value-type="float" office:value="1419.48" table:formula="of:=[.D260]*[Planilha2.C$15]" table:style-name="ce2">
            <text:p>1.419,4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5.2" table:style-name="ce1">
            <text:p>15,2</text:p>
          </table:table-cell>
          <table:table-cell office:value-type="float" office:value="1198.672" table:formula="of:=[.D261]*[Planilha2.C$15]" table:style-name="ce2">
            <text:p>1.198,6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1.6" table:style-name="ce1">
            <text:p>1,6</text:p>
          </table:table-cell>
          <table:table-cell office:value-type="float" office:value="243.20000000000002" table:formula="of:=[.D262]*[Planilha2.C$13]" table:style-name="ce2">
            <text:p>243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1.4" table:style-name="ce1">
            <text:p>11,4</text:p>
          </table:table-cell>
          <table:table-cell office:value-type="float" office:value="1311" table:formula="of:=[.D263]*[Planilha2.C$14]" table:style-name="ce2">
            <text:p>1.31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8" table:style-name="ce1">
            <text:p>8</text:p>
          </table:table-cell>
          <table:table-cell office:value-type="float" office:value="984" table:formula="of:=[.D264]*[Planilha2.C$9]" table:style-name="ce2">
            <text:p>9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1.6" table:style-name="ce1">
            <text:p>1,6</text:p>
          </table:table-cell>
          <table:table-cell office:value-type="float" office:value="342.40000000000003" table:formula="of:=[.D265]*[Planilha2.C$7]" table:style-name="ce2">
            <text:p>342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06 DE LYCRA</text:p>
          </table:table-cell>
          <table:table-cell office:value-type="float" office:value="901" table:style-name="ce1">
            <text:p>901</text:p>
          </table:table-cell>
          <table:table-cell office:value-type="float" office:value="10.3" table:style-name="ce1">
            <text:p>10,3</text:p>
          </table:table-cell>
          <table:table-cell office:value-type="float" office:value="1565.6000000000001" table:formula="of:=[.D266]*[Planilha2.C$13]" table:style-name="ce2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8">
            <text:p>23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9" table:style-name="ce1">
            <text:p>19</text:p>
          </table:table-cell>
          <table:table-cell office:value-type="float" office:value="2546" table:formula="of:=[.D267]*[Planilha2.C$12]" table:style-name="ce2">
            <text:p>2.54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19" table:style-name="ce1">
            <text:p>19</text:p>
          </table:table-cell>
          <table:table-cell office:value-type="float" office:value="1278.5100000000002" table:formula="of:=[.D268]*[Planilha2.C$24]" table:style-name="ce2">
            <text:p>1.278,5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269]*[Planilha2.C$7]" table:style-name="ce2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8">
            <text:p>23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8.2" table:style-name="ce1">
            <text:p>18,2</text:p>
          </table:table-cell>
          <table:table-cell office:value-type="float" office:value="2438.7999999999997" table:formula="of:=[.D270]*[Planilha2.C$12]" table:style-name="ce2">
            <text:p>2.438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4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10.6" table:style-name="ce1">
            <text:p>10,6</text:p>
          </table:table-cell>
          <table:table-cell office:value-type="float" office:value="2014" table:formula="of:=[.D271]*[Planilha2.C$11]" table:style-name="ce2">
            <text:p>2.01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984.4" table:formula="of:=[.D272]*[Planilha2.C$7]" table:style-name="ce2">
            <text:p>98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3T00:00:00" table:style-name="ce3">
            <text:p>23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3.4" table:style-name="ce1">
            <text:p>13,4</text:p>
          </table:table-cell>
          <table:table-cell office:value-type="float" office:value="1592.59" table:formula="of:=[.D273]*[Planilha2.C$5]" table:style-name="ce2">
            <text:p>1.592,5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747.9999999999998" table:formula="of:=[.D274]*[Planilha2.C$11]" table:style-name="ce2">
            <text:p>1.74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9.5" table:style-name="ce1">
            <text:p>9,5</text:p>
          </table:table-cell>
          <table:table-cell office:value-type="float" office:value="1805" table:formula="of:=[.D275]*[Planilha2.C$11]" table:style-name="ce2">
            <text:p>1.80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.4" table:style-name="ce1">
            <text:p>7,4</text:p>
          </table:table-cell>
          <table:table-cell office:value-type="float" office:value="1670.7720000000002" table:formula="of:=[.D276]*[Planilha2.C$21]" table:style-name="ce2">
            <text:p>1.670,7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7" table:style-name="ce1">
            <text:p>7</text:p>
          </table:table-cell>
          <table:table-cell office:value-type="float" office:value="1580.46" table:formula="of:=[.D277]*[Planilha2.C$21]" table:style-name="ce2">
            <text:p>1.580,4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6.5" table:style-name="ce1">
            <text:p>6,5</text:p>
          </table:table-cell>
          <table:table-cell office:value-type="float" office:value="1235" table:formula="of:=[.D278]*[Planilha2.C$11]" table:style-name="ce2">
            <text:p>1.23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6.9" table:style-name="ce1">
            <text:p>6,9</text:p>
          </table:table-cell>
          <table:table-cell office:value-type="float" office:value="1311" table:formula="of:=[.D279]*[Planilha2.C$11]" table:style-name="ce2">
            <text:p>1.31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04.29999999999995" table:formula="of:=[.D280]*[Planilha2.C$9]" table:style-name="ce2">
            <text:p>504,3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5" table:style-name="ce1">
            <text:p>15</text:p>
          </table:table-cell>
          <table:table-cell office:value-type="float" office:value="1725" table:formula="of:=[.D281]*[Planilha2.C$14]" table:style-name="ce2">
            <text:p>1.72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0.4" table:style-name="ce1">
            <text:p>10,4</text:p>
          </table:table-cell>
          <table:table-cell office:value-type="float" office:value="820.14400000000001" table:formula="of:=[.D282]*[Planilha2.C$15]" table:style-name="ce2">
            <text:p>820,1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861.8" table:formula="of:=[.D283]*[Planilha2.C$7]" table:style-name="ce2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T00:00:00" table:style-name="ce8">
            <text:p>24/11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19.8" table:style-name="ce1">
            <text:p>19,8</text:p>
          </table:table-cell>
          <table:table-cell office:value-type="float" office:value="2653.2000000000003" table:formula="of:=[.D284]*[Planilha2.C$12]" table:style-name="ce2">
            <text:p>2.653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1.4" table:style-name="ce1">
            <text:p>11,4</text:p>
          </table:table-cell>
          <table:table-cell office:value-type="float" office:value="1311" table:formula="of:=[.D285]*[Planilha2.C$14]" table:style-name="ce2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T00:00:00" table:style-name="ce8">
            <text:p>24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4" table:style-name="ce1">
            <text:p>14</text:p>
          </table:table-cell>
          <table:table-cell office:value-type="float" office:value="1876" table:formula="of:=[.D286]*[Planilha2.C$12]" table:style-name="ce2">
            <text:p>1.87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0.2" table:style-name="ce1">
            <text:p>20,2</text:p>
          </table:table-cell>
          <table:table-cell office:value-type="float" office:value="2323" table:formula="of:=[.D287]*[Planilha2.C$14]" table:style-name="ce2">
            <text:p>2.32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1" table:style-name="ce1">
            <text:p>21</text:p>
          </table:table-cell>
          <table:table-cell office:value-type="float" office:value="2415" table:formula="of:=[.D288]*[Planilha2.C$14]" table:style-name="ce2">
            <text:p>2.4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289]*[Planilha2.C$7]" table:style-name="ce2">
            <text:p>1.49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4T00:00:00" table:style-name="ce3">
            <text:p>24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290]*[Planilha2.C$7]" table:style-name="ce2">
            <text:p>1.92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5" table:style-name="ce1">
            <text:p>8,5</text:p>
          </table:table-cell>
          <table:table-cell office:value-type="float" office:value="1615" table:formula="of:=[.D291]*[Planilha2.C$11]" table:style-name="ce2">
            <text:p>1.6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8.5" table:style-name="ce1">
            <text:p>8,5</text:p>
          </table:table-cell>
          <table:table-cell office:value-type="float" office:value="1615" table:formula="of:=[.D292]*[Planilha2.C$11]" table:style-name="ce2">
            <text:p>1.61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MARCEL 30</text:p>
          </table:table-cell>
          <table:table-cell office:value-type="float" office:value="840" table:style-name="ce1">
            <text:p>840</text:p>
          </table:table-cell>
          <table:table-cell office:value-type="float" office:value="1.9" table:style-name="ce1">
            <text:p>1,9</text:p>
          </table:table-cell>
          <table:table-cell office:value-type="float" office:value="73.719999999999985" table:formula="of:=[.D293]*[Planilha2.C$6]" table:style-name="ce2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T00:00:00" table:style-name="ce8">
            <text:p>27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5.8" table:style-name="ce1">
            <text:p>15,8</text:p>
          </table:table-cell>
          <table:table-cell office:value-type="float" office:value="2117.2000000000003" table:formula="of:=[.D294]*[Planilha2.C$12]" table:style-name="ce2">
            <text:p>2.117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10" table:style-name="ce1">
            <text:p>10</text:p>
          </table:table-cell>
          <table:table-cell office:value-type="float" office:value="2140" table:formula="of:=[.D295]*[Planilha2.C$7]" table:style-name="ce2">
            <text:p>2.14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3.1" table:style-name="ce1">
            <text:p>3,1</text:p>
          </table:table-cell>
          <table:table-cell office:value-type="float" office:value="471.2" table:formula="of:=[.D296]*[Planilha2.C$13]" table:style-name="ce2">
            <text:p>471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5.6" table:style-name="ce1">
            <text:p>5,6</text:p>
          </table:table-cell>
          <table:table-cell office:value-type="float" office:value="1198.3999999999999" table:formula="of:=[.D297]*[Planilha2.C$7]" table:style-name="ce2">
            <text:p>1.198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2.7" table:style-name="ce1">
            <text:p>2,7</text:p>
          </table:table-cell>
          <table:table-cell office:value-type="float" office:value="577.80000000000007" table:formula="of:=[.D298]*[Planilha2.C$7]" table:style-name="ce2">
            <text:p>577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0" table:style-name="ce1">
            <text:p>10</text:p>
          </table:table-cell>
          <table:table-cell office:value-type="float" office:value="788.6" table:formula="of:=[.D299]*[Planilha2.C$15]" table:style-name="ce2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T00:00:00" table:style-name="ce8">
            <text:p>27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224.4" table:formula="of:=[.D300]*[Planilha2.C$12]" table:style-name="ce2">
            <text:p>2.22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22" table:style-name="ce1">
            <text:p>22</text:p>
          </table:table-cell>
          <table:table-cell office:value-type="float" office:value="1734.92" table:formula="of:=[.D301]*[Planilha2.C$15]" table:style-name="ce2">
            <text:p>1.734,9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4.6" table:style-name="ce1">
            <text:p>14,6</text:p>
          </table:table-cell>
          <table:table-cell office:value-type="float" office:value="1151.356" table:formula="of:=[.D302]*[Planilha2.C$15]" table:style-name="ce2">
            <text:p>1.151,3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04.29999999999995" table:formula="of:=[.D303]*[Planilha2.C$9]" table:style-name="ce2">
            <text:p>504,3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6.5" table:style-name="ce1">
            <text:p>6,5</text:p>
          </table:table-cell>
          <table:table-cell office:value-type="float" office:value="1391" table:formula="of:=[.D304]*[Planilha2.C$7]" table:style-name="ce2">
            <text:p>1.39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6.5" table:style-name="ce1">
            <text:p>6,5</text:p>
          </table:table-cell>
          <table:table-cell office:value-type="float" office:value="1391" table:formula="of:=[.D305]*[Planilha2.C$7]" table:style-name="ce2">
            <text:p>1.39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873.9740000000002" table:formula="of:=[.D306]*[Planilha2.C$21]" table:style-name="ce2">
            <text:p>1.873,9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964.2859999999998" table:formula="of:=[.D307]*[Planilha2.C$21]" table:style-name="ce2">
            <text:p>1.964,2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7T00:00:00" table:style-name="ce3">
            <text:p>27/11/23</text:p>
          </table:table-cell>
          <table:table-cell office:value-type="string" table:style-name="ce4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318.8840000000002" table:formula="of:=[.D308]*[Planilha2.C$24]" table:style-name="ce2">
            <text:p>1.318,8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4.7" table:style-name="ce1">
            <text:p>14,7</text:p>
          </table:table-cell>
          <table:table-cell office:value-type="float" office:value="2793" table:formula="of:=[.D309]*[Planilha2.C$11]" table:style-name="ce2">
            <text:p>2.793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4.5" table:style-name="ce1">
            <text:p>14,5</text:p>
          </table:table-cell>
          <table:table-cell office:value-type="float" office:value="2755" table:formula="of:=[.D310]*[Planilha2.C$11]" table:style-name="ce2">
            <text:p>2.75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06 DE LYCRA</text:p>
          </table:table-cell>
          <table:table-cell office:value-type="float" office:value="901" table:style-name="ce1">
            <text:p>901</text:p>
          </table:table-cell>
          <table:table-cell office:value-type="float" office:value="13.5" table:style-name="ce1">
            <text:p>13,5</text:p>
          </table:table-cell>
          <table:table-cell office:value-type="float" office:value="2052" table:formula="of:=[.D311]*[Planilha2.C$13]" table:style-name="ce2">
            <text:p>2.05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7.8" table:style-name="ce1">
            <text:p>17,8</text:p>
          </table:table-cell>
          <table:table-cell office:value-type="float" office:value="2115.5300000000002" table:formula="of:=[.D312]*[Planilha2.C$5]" table:style-name="ce2">
            <text:p>2.115,5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3" table:style-name="ce1">
            <text:p>4,3</text:p>
          </table:table-cell>
          <table:table-cell office:value-type="float" office:value="528.9" table:formula="of:=[.D313]*[Planilha2.C$9]" table:style-name="ce2">
            <text:p>528,9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.6" table:style-name="ce1">
            <text:p>2,6</text:p>
          </table:table-cell>
          <table:table-cell office:value-type="float" office:value="395.2" table:formula="of:=[.D314]*[Planilha2.C$13]" table:style-name="ce2">
            <text:p>395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4" table:style-name="ce1">
            <text:p>14</text:p>
          </table:table-cell>
          <table:table-cell office:value-type="float" office:value="1104.04" table:formula="of:=[.D315]*[Planilha2.C$15]" table:style-name="ce2">
            <text:p>1.104,0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3.6" table:style-name="ce1">
            <text:p>13,6</text:p>
          </table:table-cell>
          <table:table-cell office:value-type="float" office:value="1072.4959999999999" table:formula="of:=[.D316]*[Planilha2.C$15]" table:style-name="ce2">
            <text:p>1.072,5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24.4" table:style-name="ce1">
            <text:p>24,4</text:p>
          </table:table-cell>
          <table:table-cell office:value-type="float" office:value="2806" table:formula="of:=[.D317]*[Planilha2.C$14]" table:style-name="ce2">
            <text:p>2.80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5" table:style-name="ce1">
            <text:p>15</text:p>
          </table:table-cell>
          <table:table-cell office:value-type="float" office:value="1725" table:formula="of:=[.D318]*[Planilha2.C$14]" table:style-name="ce2">
            <text:p>1.72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8.6" table:style-name="ce1">
            <text:p>8,6</text:p>
          </table:table-cell>
          <table:table-cell office:value-type="float" office:value="989" table:formula="of:=[.D319]*[Planilha2.C$14]" table:style-name="ce2">
            <text:p>98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5" table:style-name="ce1">
            <text:p>5</text:p>
          </table:table-cell>
          <table:table-cell office:value-type="float" office:value="1070" table:formula="of:=[.D320]*[Planilha2.C$7]" table:style-name="ce2">
            <text:p>1.07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6" table:style-name="ce1">
            <text:p>6</text:p>
          </table:table-cell>
          <table:table-cell office:value-type="float" office:value="1284" table:formula="of:=[.D321]*[Planilha2.C$7]" table:style-name="ce2">
            <text:p>1.28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4.2" table:style-name="ce1">
            <text:p>4,2</text:p>
          </table:table-cell>
          <table:table-cell office:value-type="float" office:value="898.80000000000007" table:formula="of:=[.D322]*[Planilha2.C$7]" table:style-name="ce2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T00:00:00" table:style-name="ce8">
            <text:p>28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3.4" table:style-name="ce1">
            <text:p>13,4</text:p>
          </table:table-cell>
          <table:table-cell office:value-type="float" office:value="1795.6000000000001" table:formula="of:=[.D323]*[Planilha2.C$12]" table:style-name="ce2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T00:00:00" table:style-name="ce8">
            <text:p>28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1.4" table:style-name="ce1">
            <text:p>11,4</text:p>
          </table:table-cell>
          <table:table-cell office:value-type="float" office:value="1527.6000000000001" table:formula="of:=[.D324]*[Planilha2.C$12]" table:style-name="ce2">
            <text:p>1.527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6.6" table:style-name="ce1">
            <text:p>6,6</text:p>
          </table:table-cell>
          <table:table-cell office:value-type="float" office:value="1412.3999999999999" table:formula="of:=[.D325]*[Planilha2.C$7]" table:style-name="ce2">
            <text:p>1.412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8T00:00:00" table:style-name="ce3">
            <text:p>28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251.5940000000003" table:formula="of:=[.D326]*[Planilha2.C$24]" table:style-name="ce2">
            <text:p>1.251,5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08 DE LYCRA</text:p>
          </table:table-cell>
          <table:table-cell office:value-type="float" office:value="902" table:style-name="ce1">
            <text:p>902</text:p>
          </table:table-cell>
          <table:table-cell office:value-type="float" office:value="12.4" table:style-name="ce1">
            <text:p>12,4</text:p>
          </table:table-cell>
          <table:table-cell office:value-type="float" office:value="4147.0560000000005" table:formula="of:=[.D327]*[Planilha2.C$19]" table:style-name="ce2">
            <text:p>4.147,0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NEW CONF</text:p>
          </table:table-cell>
          <table:table-cell office:value-type="float" office:value="908" table:style-name="ce1">
            <text:p>908</text:p>
          </table:table-cell>
          <table:table-cell office:value-type="float" office:value="26" table:style-name="ce1">
            <text:p>26</text:p>
          </table:table-cell>
          <table:table-cell office:value-type="float" office:value="1749.5400000000002" table:formula="of:=[.D328]*[Planilha2.C$24]" table:style-name="ce2">
            <text:p>1.749,5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077.1759999999999" table:formula="of:=[.D329]*[Planilha2.C$21]" table:style-name="ce2">
            <text:p>2.077,1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077.1759999999999" table:formula="of:=[.D330]*[Planilha2.C$21]" table:style-name="ce2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T00:00:00" table:style-name="ce8">
            <text:p>29/11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313.2" table:formula="of:=[.D331]*[Planilha2.C$12]" table:style-name="ce2">
            <text:p>1.313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3" table:style-name="ce1">
            <text:p>3</text:p>
          </table:table-cell>
          <table:table-cell office:value-type="float" office:value="456" table:formula="of:=[.D332]*[Planilha2.C$13]" table:style-name="ce2">
            <text:p>456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212.2699999999998" table:formula="of:=[.D333]*[Planilha2.C$5]" table:style-name="ce2">
            <text:p>1.212,2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4" table:style-name="ce1">
            <text:p>14</text:p>
          </table:table-cell>
          <table:table-cell office:value-type="float" office:value="2669.1" table:formula="of:=[.D334]*[Planilha2.C$17]" table:style-name="ce2">
            <text:p>2.669,1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7" table:style-name="ce1">
            <text:p>4,7</text:p>
          </table:table-cell>
          <table:table-cell office:value-type="float" office:value="578.1" table:formula="of:=[.D335]*[Planilha2.C$9]" table:style-name="ce2">
            <text:p>578,1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MARCEL 40</text:p>
          </table:table-cell>
          <table:table-cell office:value-type="float" office:value="840" table:style-name="ce1">
            <text:p>840</text:p>
          </table:table-cell>
          <table:table-cell office:value-type="float" office:value="4.5" table:style-name="ce1">
            <text:p>4,5</text:p>
          </table:table-cell>
          <table:table-cell office:value-type="float" office:value="174.6" table:formula="of:=[.D336]*[Planilha2.C$6]" table:style-name="ce2">
            <text:p>174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STILED 13</text:p>
          </table:table-cell>
          <table:table-cell office:value-type="float" office:value="833" table:style-name="ce1">
            <text:p>833</text:p>
          </table:table-cell>
          <table:table-cell office:value-type="float" office:value="23.4" table:style-name="ce1">
            <text:p>23,4</text:p>
          </table:table-cell>
          <table:table-cell office:value-type="float" office:value="2691" table:formula="of:=[.D337]*[Planilha2.C$14]" table:style-name="ce2">
            <text:p>2.69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6" table:style-name="ce1">
            <text:p>16</text:p>
          </table:table-cell>
          <table:table-cell office:value-type="float" office:value="1261.76" table:formula="of:=[.D338]*[Planilha2.C$15]" table:style-name="ce2">
            <text:p>1.261,7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28.6" table:style-name="ce1">
            <text:p>28,6</text:p>
          </table:table-cell>
          <table:table-cell office:value-type="float" office:value="2255.3960000000002" table:formula="of:=[.D339]*[Planilha2.C$15]" table:style-name="ce2">
            <text:p>2.255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4.6" table:style-name="ce1">
            <text:p>14,6</text:p>
          </table:table-cell>
          <table:table-cell office:value-type="float" office:value="1151.356" table:formula="of:=[.D340]*[Planilha2.C$15]" table:style-name="ce2">
            <text:p>1.151,3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7.7" table:style-name="ce1">
            <text:p>7,7</text:p>
          </table:table-cell>
          <table:table-cell office:value-type="float" office:value="1647.8" table:formula="of:=[.D341]*[Planilha2.C$7]" table:style-name="ce2">
            <text:p>1.647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9.4" table:style-name="ce1">
            <text:p>9,4</text:p>
          </table:table-cell>
          <table:table-cell office:value-type="float" office:value="2011.6000000000001" table:formula="of:=[.D342]*[Planilha2.C$7]" table:style-name="ce2">
            <text:p>2.011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7.4" table:style-name="ce1">
            <text:p>7,4</text:p>
          </table:table-cell>
          <table:table-cell office:value-type="float" office:value="1583.6000000000001" table:formula="of:=[.D343]*[Planilha2.C$7]" table:style-name="ce2">
            <text:p>1.583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8.5" table:style-name="ce1">
            <text:p>8,5</text:p>
          </table:table-cell>
          <table:table-cell office:value-type="float" office:value="1819" table:formula="of:=[.D344]*[Planilha2.C$7]" table:style-name="ce2">
            <text:p>1.81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0.9" table:style-name="ce1">
            <text:p>10,9</text:p>
          </table:table-cell>
          <table:table-cell office:value-type="float" office:value="2071" table:formula="of:=[.D345]*[Planilha2.C$11]" table:style-name="ce2">
            <text:p>2.07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11" table:style-name="ce1">
            <text:p>11</text:p>
          </table:table-cell>
          <table:table-cell office:value-type="float" office:value="2090" table:formula="of:=[.D346]*[Planilha2.C$11]" table:style-name="ce2">
            <text:p>2.09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3" table:style-name="ce1">
            <text:p>12,3</text:p>
          </table:table-cell>
          <table:table-cell office:value-type="float" office:value="2337" table:formula="of:=[.D347]*[Planilha2.C$11]" table:style-name="ce2">
            <text:p>2.33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29T00:00:00" table:style-name="ce3">
            <text:p>29/11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2.5" table:style-name="ce1">
            <text:p>12,5</text:p>
          </table:table-cell>
          <table:table-cell office:value-type="float" office:value="484.99999999999994" table:formula="of:=[.D348]*[Planilha2.C$6]" table:style-name="ce2">
            <text:p>485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8.6" table:style-name="ce1">
            <text:p>8,6</text:p>
          </table:table-cell>
          <table:table-cell office:value-type="float" office:value="1840.3999999999999" table:formula="of:=[.D349]*[Planilha2.C$7]" table:style-name="ce2">
            <text:p>1.840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6" table:style-name="ce1">
            <text:p>16</text:p>
          </table:table-cell>
          <table:table-cell office:value-type="float" office:value="1840" table:formula="of:=[.D350]*[Planilha2.C$14]" table:style-name="ce2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8">
            <text:p>30/11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20.2" table:style-name="ce1">
            <text:p>20,2</text:p>
          </table:table-cell>
          <table:table-cell office:value-type="float" office:value="2706.7999999999997" table:formula="of:=[.D351]*[Planilha2.C$12]" table:style-name="ce2">
            <text:p>2.706,8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139" table:formula="of:=[.D352]*[Planilha2.C$14]" table:style-name="ce2">
            <text:p>2.13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2.8" table:style-name="ce1">
            <text:p>2,8</text:p>
          </table:table-cell>
          <table:table-cell office:value-type="float" office:value="425.59999999999997" table:formula="of:=[.D353]*[Planilha2.C$13]" table:style-name="ce2">
            <text:p>425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MARCEL 40</text:p>
          </table:table-cell>
          <table:table-cell office:value-type="float" office:value="840" table:style-name="ce1">
            <text:p>840</text:p>
          </table:table-cell>
          <table:table-cell office:value-type="float" office:value="7.3" table:style-name="ce1">
            <text:p>7,3</text:p>
          </table:table-cell>
          <table:table-cell office:value-type="float" office:value="283.23999999999995" table:formula="of:=[.D354]*[Planilha2.C$6]" table:style-name="ce2">
            <text:p>283,2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1.2" table:style-name="ce1">
            <text:p>11,2</text:p>
          </table:table-cell>
          <table:table-cell office:value-type="float" office:value="883.23199999999997" table:formula="of:=[.D355]*[Planilha2.C$15]" table:style-name="ce2">
            <text:p>883,2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2.2" table:style-name="ce1">
            <text:p>12,2</text:p>
          </table:table-cell>
          <table:table-cell office:value-type="float" office:value="962.09199999999998" table:formula="of:=[.D356]*[Planilha2.C$15]" table:style-name="ce2">
            <text:p>962,09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4.6" table:style-name="ce1">
            <text:p>14,6</text:p>
          </table:table-cell>
          <table:table-cell office:value-type="float" office:value="1679" table:formula="of:=[.D357]*[Planilha2.C$14]" table:style-name="ce2">
            <text:p>1.67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4.2" table:style-name="ce1">
            <text:p>14,2</text:p>
          </table:table-cell>
          <table:table-cell office:value-type="float" office:value="1119.8119999999999" table:formula="of:=[.D358]*[Planilha2.C$15]" table:style-name="ce2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8">
            <text:p>30/11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7" table:style-name="ce1">
            <text:p>17</text:p>
          </table:table-cell>
          <table:table-cell office:value-type="float" office:value="2278" table:formula="of:=[.D359]*[Planilha2.C$12]" table:style-name="ce2">
            <text:p>2.27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754.8" table:formula="of:=[.D360]*[Planilha2.C$7]" table:style-name="ce2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8">
            <text:p>30/11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2492.4" table:formula="of:=[.D361]*[Planilha2.C$12]" table:style-name="ce2">
            <text:p>2.492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COS 16</text:p>
          </table:table-cell>
          <table:table-cell office:value-type="float" office:value="816" table:style-name="ce1">
            <text:p>816</text:p>
          </table:table-cell>
          <table:table-cell office:value-type="float" office:value="11" table:style-name="ce1">
            <text:p>11</text:p>
          </table:table-cell>
          <table:table-cell office:value-type="float" office:value="1307.3499999999999" table:formula="of:=[.D362]*[Planilha2.C$5]" table:style-name="ce2">
            <text:p>1.307,35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83.2" table:formula="of:=[.D363]*[Planilha2.C$7]" table:style-name="ce2">
            <text:p>1.883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5.3" table:style-name="ce1">
            <text:p>5,3</text:p>
          </table:table-cell>
          <table:table-cell office:value-type="float" office:value="1134.2" table:formula="of:=[.D364]*[Planilha2.C$7]" table:style-name="ce2">
            <text:p>1.134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1-30T00:00:00" table:style-name="ce3">
            <text:p>30/11/23</text:p>
          </table:table-cell>
          <table:table-cell office:value-type="string" table:style-name="ce1">
            <text:p>BELLES 15</text:p>
          </table:table-cell>
          <table:table-cell office:value-type="float" office:value="808" table:style-name="ce1">
            <text:p>808</text:p>
          </table:table-cell>
          <table:table-cell office:value-type="float" office:value="5.9" table:style-name="ce1">
            <text:p>5,9</text:p>
          </table:table-cell>
          <table:table-cell office:value-type="float" office:value="1262.6000000000001" table:formula="of:=[.D365]*[Planilha2.C$7]" table:style-name="ce2">
            <text:p>1.262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" table:style-name="ce1">
            <text:p>10</text:p>
          </table:table-cell>
          <table:table-cell office:value-type="float" office:value="1900" table:formula="of:=[.D366]*[Planilha2.C$11]" table:style-name="ce2">
            <text:p>1.900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.1" table:style-name="ce1">
            <text:p>10,1</text:p>
          </table:table-cell>
          <table:table-cell office:value-type="float" office:value="1919" table:formula="of:=[.D367]*[Planilha2.C$11]" table:style-name="ce2">
            <text:p>1.91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19" table:style-name="ce1">
            <text:p>19</text:p>
          </table:table-cell>
          <table:table-cell office:value-type="float" office:value="1278.5100000000002" table:formula="of:=[.D368]*[Planilha2.C$24]" table:style-name="ce2">
            <text:p>1.278,5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.4" table:style-name="ce1">
            <text:p>9,4</text:p>
          </table:table-cell>
          <table:table-cell office:value-type="float" office:value="2122.3319999999999" table:formula="of:=[.D369]*[Planilha2.C$21]" table:style-name="ce2">
            <text:p>2.122,3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float" office:value="1653" table:style-name="ce4">
            <text:p>1653</text:p>
          </table:table-cell>
          <table:table-cell office:value-type="float" office:value="904" table:style-name="ce1">
            <text:p>904</text:p>
          </table:table-cell>
          <table:table-cell office:value-type="float" office:value="9.5" table:style-name="ce1">
            <text:p>9,5</text:p>
          </table:table-cell>
          <table:table-cell office:value-type="float" office:value="2144.91" table:formula="of:=[.D370]*[Planilha2.C$21]" table:style-name="ce2">
            <text:p>2.144,91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5" table:style-name="ce1">
            <text:p>9,5</text:p>
          </table:table-cell>
          <table:table-cell office:value-type="float" office:value="368.59999999999997" table:formula="of:=[.D371]*[Planilha2.C$6]" table:style-name="ce2">
            <text:p>36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5" table:style-name="ce1">
            <text:p>9,5</text:p>
          </table:table-cell>
          <table:table-cell office:value-type="float" office:value="368.59999999999997" table:formula="of:=[.D372]*[Planilha2.C$6]" table:style-name="ce2">
            <text:p>368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BELLES 15</text:p>
          </table:table-cell>
          <table:table-cell office:value-type="float" office:value="802" table:style-name="ce1">
            <text:p>802</text:p>
          </table:table-cell>
          <table:table-cell office:value-type="float" office:value="4.3" table:style-name="ce1">
            <text:p>4,3</text:p>
          </table:table-cell>
          <table:table-cell office:value-type="float" office:value="920.19999999999993" table:formula="of:=[.D373]*[Planilha2.C$7]" table:style-name="ce2">
            <text:p>920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BELLES 15</text:p>
          </table:table-cell>
          <table:table-cell office:value-type="float" office:value="811" table:style-name="ce1">
            <text:p>811</text:p>
          </table:table-cell>
          <table:table-cell office:value-type="float" office:value="6.3" table:style-name="ce1">
            <text:p>6,3</text:p>
          </table:table-cell>
          <table:table-cell office:value-type="float" office:value="1348.2" table:formula="of:=[.D374]*[Planilha2.C$7]" table:style-name="ce2">
            <text:p>1.348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1.5" table:style-name="ce1">
            <text:p>1,5</text:p>
          </table:table-cell>
          <table:table-cell office:value-type="float" office:value="228" table:formula="of:=[.D375]*[Planilha2.C$13]" table:style-name="ce2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T00:00:00" table:style-name="ce8">
            <text:p>01/12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12.6" table:style-name="ce1">
            <text:p>12,6</text:p>
          </table:table-cell>
          <table:table-cell office:value-type="float" office:value="1688.3999999999999" table:formula="of:=[.D376]*[Planilha2.C$12]" table:style-name="ce2">
            <text:p>1.688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1.4" table:style-name="ce1">
            <text:p>11,4</text:p>
          </table:table-cell>
          <table:table-cell office:value-type="float" office:value="899.00400000000002" table:formula="of:=[.D377]*[Planilha2.C$15]" table:style-name="ce2">
            <text:p>89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6.9" table:style-name="ce1">
            <text:p>6,9</text:p>
          </table:table-cell>
          <table:table-cell office:value-type="float" office:value="848.7" table:formula="of:=[.D378]*[Planilha2.C$9]" table:style-name="ce2">
            <text:p>848,7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6.2" table:style-name="ce1">
            <text:p>16,2</text:p>
          </table:table-cell>
          <table:table-cell office:value-type="float" office:value="1277.5319999999999" table:formula="of:=[.D379]*[Planilha2.C$15]" table:style-name="ce2">
            <text:p>1.277,53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10.6" table:style-name="ce1">
            <text:p>10,6</text:p>
          </table:table-cell>
          <table:table-cell office:value-type="float" office:value="835.91599999999994" table:formula="of:=[.D380]*[Planilha2.C$15]" table:style-name="ce2">
            <text:p>835,9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9.4" table:style-name="ce1">
            <text:p>9,4</text:p>
          </table:table-cell>
          <table:table-cell office:value-type="float" office:value="1081" table:formula="of:=[.D381]*[Planilha2.C$14]" table:style-name="ce2">
            <text:p>1.081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MARCEL 40</text:p>
          </table:table-cell>
          <table:table-cell office:value-type="float" office:value="840" table:style-name="ce1">
            <text:p>840</text:p>
          </table:table-cell>
          <table:table-cell office:value-type="float" office:value="7.2" table:style-name="ce1">
            <text:p>7,2</text:p>
          </table:table-cell>
          <table:table-cell office:value-type="float" office:value="279.36" table:formula="of:=[.D382]*[Planilha2.C$6]" table:style-name="ce2">
            <text:p>279,3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5.9" table:style-name="ce1">
            <text:p>5,9</text:p>
          </table:table-cell>
          <table:table-cell office:value-type="float" office:value="1262.6000000000001" table:formula="of:=[.D383]*[Planilha2.C$7]" table:style-name="ce2">
            <text:p>1.262,6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1T00:00:00" table:style-name="ce3">
            <text:p>01/12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10.4" table:style-name="ce1">
            <text:p>10,4</text:p>
          </table:table-cell>
          <table:table-cell office:value-type="float" office:value="1982.7600000000002" table:formula="of:=[.D384]*[Planilha2.C$17]" table:style-name="ce2">
            <text:p>1.982,76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1.6" table:style-name="ce1">
            <text:p>11,6</text:p>
          </table:table-cell>
          <table:table-cell office:value-type="float" office:value="450.07999999999993" table:formula="of:=[.D385]*[Planilha2.C$6]" table:style-name="ce2">
            <text:p>450,0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5.8" table:style-name="ce1">
            <text:p>5,8</text:p>
          </table:table-cell>
          <table:table-cell office:value-type="float" office:value="1241.2" table:formula="of:=[.D386]*[Planilha2.C$7]" table:style-name="ce2">
            <text:p>1.241,2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4" table:style-name="ce1">
            <text:p>14</text:p>
          </table:table-cell>
          <table:table-cell office:value-type="float" office:value="1104.04" table:formula="of:=[.D387]*[Planilha2.C$15]" table:style-name="ce2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7" table:style-name="ce1">
            <text:p>27</text:p>
          </table:table-cell>
          <table:table-cell office:value-type="float" office:value="3618" table:formula="of:=[.D388]*[Planilha2.C$12]" table:style-name="ce2">
            <text:p>3.618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STILED 13</text:p>
          </table:table-cell>
          <table:table-cell office:value-type="float" office:value="830" table:style-name="ce1">
            <text:p>830</text:p>
          </table:table-cell>
          <table:table-cell office:value-type="float" office:value="19.8" table:style-name="ce1">
            <text:p>19,8</text:p>
          </table:table-cell>
          <table:table-cell office:value-type="float" office:value="2277" table:formula="of:=[.D389]*[Planilha2.C$14]" table:style-name="ce2">
            <text:p>2.277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STILED 18</text:p>
          </table:table-cell>
          <table:table-cell office:value-type="float" office:value="821" table:style-name="ce1">
            <text:p>821</text:p>
          </table:table-cell>
          <table:table-cell office:value-type="float" office:value="9" table:style-name="ce1">
            <text:p>9</text:p>
          </table:table-cell>
          <table:table-cell office:value-type="float" office:value="709.74" table:formula="of:=[.D390]*[Planilha2.C$15]" table:style-name="ce2">
            <text:p>709,74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TIRA CANAL</text:p>
          </table:table-cell>
          <table:table-cell office:value-type="float" office:value="832" table:style-name="ce1">
            <text:p>832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868.3700000000001" table:formula="of:=[.D391]*[Planilha2.C$17]" table:style-name="ce2">
            <text:p>1.868,37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15" table:style-name="ce1">
            <text:p>15</text:p>
          </table:table-cell>
          <table:table-cell office:value-type="float" office:value="1182.9000000000001" table:formula="of:=[.D392]*[Planilha2.C$15]" table:style-name="ce2">
            <text:p>1.182,9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4.8" table:style-name="ce1">
            <text:p>4,8</text:p>
          </table:table-cell>
          <table:table-cell office:value-type="float" office:value="590.4" table:formula="of:=[.D393]*[Planilha2.C$9]" table:style-name="ce2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2224.4" table:formula="of:=[.D394]*[Planilha2.C$12]" table:style-name="ce2">
            <text:p>2.224,4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MARCEL 40</text:p>
          </table:table-cell>
          <table:table-cell office:value-type="float" office:value="840" table:style-name="ce1">
            <text:p>840</text:p>
          </table:table-cell>
          <table:table-cell office:value-type="float" office:value="7.9" table:style-name="ce1">
            <text:p>7,9</text:p>
          </table:table-cell>
          <table:table-cell office:value-type="float" office:value="306.52" table:formula="of:=[.D395]*[Planilha2.C$6]" table:style-name="ce2">
            <text:p>306,52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909.0000000000002" table:formula="of:=[.D396]*[Planilha2.C$14]" table:style-name="ce2">
            <text:p>1.909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7" table:style-name="ce1">
            <text:p>7</text:p>
          </table:table-cell>
          <table:table-cell office:value-type="float" office:value="1498" table:formula="of:=[.D397]*[Planilha2.C$7]" table:style-name="ce2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11" table:style-name="ce1">
            <text:p>11</text:p>
          </table:table-cell>
          <table:table-cell office:value-type="float" office:value="1474" table:formula="of:=[.D398]*[Planilha2.C$12]" table:style-name="ce2">
            <text:p>1.474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MURITI 10</text:p>
          </table:table-cell>
          <table:table-cell office:value-type="float" office:value="805" table:style-name="ce1">
            <text:p>805</text:p>
          </table:table-cell>
          <table:table-cell office:value-type="float" office:value="11.6" table:style-name="ce1">
            <text:p>11,6</text:p>
          </table:table-cell>
          <table:table-cell office:value-type="float" office:value="450.07999999999993" table:formula="of:=[.D399]*[Planilha2.C$6]" table:style-name="ce2">
            <text:p>450,08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MURITI 10</text:p>
          </table:table-cell>
          <table:table-cell office:value-type="float" office:value="806" table:style-name="ce1">
            <text:p>806</text:p>
          </table:table-cell>
          <table:table-cell office:value-type="float" office:value="16" table:style-name="ce1">
            <text:p>16</text:p>
          </table:table-cell>
          <table:table-cell office:value-type="float" office:value="620.79999999999995" table:formula="of:=[.D400]*[Planilha2.C$6]" table:style-name="ce2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3" table:style-name="ce1">
            <text:p>13</text:p>
          </table:table-cell>
          <table:table-cell office:value-type="float" office:value="1742" table:formula="of:=[.D401]*[Planilha2.C$12]" table:style-name="ce2">
            <text:p>1.742,00</text:p>
          </table:table-cell>
          <table:table-cell table:number-columns-repeated="16379"/>
        </table:table-row>
        <table:table-row table:style-name="ro1" table:visibility="filter">
          <table:table-cell office:value-type="date" office:date-value="2023-12-04T00:00:00" table:style-name="ce3">
            <text:p>04/12/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8" table:style-name="ce1">
            <text:p>8</text:p>
          </table:table-cell>
          <table:table-cell office:value-type="float" office:value="1712" table:formula="of:=[.D402]*[Planilha2.C$7]" table:style-name="ce2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NEW CONF</text:p>
          </table:table-cell>
          <table:table-cell office:value-type="float" office:value="909" table:style-name="ce1">
            <text:p>909</text:p>
          </table:table-cell>
          <table:table-cell office:value-type="float" office:value="29" table:style-name="ce1">
            <text:p>29</text:p>
          </table:table-cell>
          <table:table-cell office:value-type="float" office:value="1951.41" table:formula="of:=[.D403]*[Planilha2.C$24]" table:style-name="ce2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395.75999999999993" table:formula="of:=[.D404]*[Planilha2.C$6]" table:style-name="ce2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T00:00:00" table:style-name="ce8">
            <text:p>04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.3" table:style-name="ce1">
            <text:p>10,3</text:p>
          </table:table-cell>
          <table:table-cell office:value-type="float" office:value="399.64" table:formula="of:=[.D405]*[Planilha2.C$6]" table:style-name="ce2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T00:00:00" table:style-name="ce8">
            <text:p>05/12/2023</text:p>
          </table:table-cell>
          <table:table-cell office:value-type="string" table:style-name="ce1">
            <text:p>BELLES 15</text:p>
          </table:table-cell>
          <table:table-cell office:value-type="float" office:value="807" table:style-name="ce1">
            <text:p>807</text:p>
          </table:table-cell>
          <table:table-cell office:value-type="float" office:value="6.1" table:style-name="ce1">
            <text:p>6,1</text:p>
          </table:table-cell>
          <table:table-cell office:value-type="float" office:value="1305.3999999999999" table:formula="of:=[.D406]*[Planilha2.C$7]" table:style-name="ce2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T00:00:00" table:style-name="ce8">
            <text:p>05/12/2023</text:p>
          </table:table-cell>
          <table:table-cell office:value-type="string" table:style-name="ce1">
            <text:p>BALLI 16</text:p>
          </table:table-cell>
          <table:table-cell office:value-type="float" office:value="815" table:style-name="ce1">
            <text:p>815</text:p>
          </table:table-cell>
          <table:table-cell office:value-type="float" office:value="4.3" table:style-name="ce1">
            <text:p>4,3</text:p>
          </table:table-cell>
          <table:table-cell office:value-type="float" office:value="653.6" table:formula="of:=[.D407]*[Planilha2.C$13]" table:style-name="ce2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T00:00:00" table:style-name="ce8">
            <text:p>05/12/20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4.4" table:style-name="ce1">
            <text:p>14,4</text:p>
          </table:table-cell>
          <table:table-cell office:value-type="float" office:value="1656" table:formula="of:=[.D408]*[Planilha2.C$14]" table:style-name="ce2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T00:00:00" table:style-name="ce8">
            <text:p>05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9" table:style-name="ce1">
            <text:p>9,9</text:p>
          </table:table-cell>
          <table:table-cell office:value-type="float" office:value="384.12" table:formula="of:=[.D409]*[Planilha2.C$6]" table:style-name="ce2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T00:00:00" table:style-name="ce8">
            <text:p>05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376.35999999999996" table:formula="of:=[.D410]*[Planilha2.C$6]" table:style-name="ce2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9" table:style-name="ce1">
            <text:p>9</text:p>
          </table:table-cell>
          <table:table-cell office:value-type="float" office:value="1926" table:formula="of:=[.D411]*[Planilha2.C$7]" table:style-name="ce2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20.8" table:style-name="ce1">
            <text:p>20,8</text:p>
          </table:table-cell>
          <table:table-cell office:value-type="float" office:value="2787.2000000000003" table:formula="of:=[.D412]*[Planilha2.C$12]" table:style-name="ce2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STILED 13</text:p>
          </table:table-cell>
          <table:table-cell office:value-type="float" office:value="819" table:style-name="ce1">
            <text:p>819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466.796" table:formula="of:=[.D413]*[Planilha2.C$15]" table:style-name="ce2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21" table:style-name="ce1">
            <text:p>21</text:p>
          </table:table-cell>
          <table:table-cell office:value-type="float" office:value="1656.06" table:formula="of:=[.D414]*[Planilha2.C$15]" table:style-name="ce2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22" table:style-name="ce1">
            <text:p>22</text:p>
          </table:table-cell>
          <table:table-cell office:value-type="float" office:value="1734.92" table:formula="of:=[.D415]*[Planilha2.C$15]" table:style-name="ce2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7.5" table:style-name="ce1">
            <text:p>7,5</text:p>
          </table:table-cell>
          <table:table-cell office:value-type="float" office:value="922.5" table:formula="of:=[.D416]*[Planilha2.C$9]" table:style-name="ce2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4</text:p>
          </table:table-cell>
          <table:table-cell office:value-type="float" office:value="809" table:style-name="ce1">
            <text:p>809</text:p>
          </table:table-cell>
          <table:table-cell office:value-type="float" office:value="14.6" table:style-name="ce1">
            <text:p>14,6</text:p>
          </table:table-cell>
          <table:table-cell office:value-type="float" office:value="1956.3999999999999" table:formula="of:=[.D417]*[Planilha2.C$12]" table:style-name="ce2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0</text:p>
          </table:table-cell>
          <table:table-cell office:value-type="float" office:value="813" table:style-name="ce1">
            <text:p>813</text:p>
          </table:table-cell>
          <table:table-cell office:value-type="float" office:value="9.4" table:style-name="ce1">
            <text:p>9,4</text:p>
          </table:table-cell>
          <table:table-cell office:value-type="float" office:value="364.71999999999997" table:formula="of:=[.D418]*[Planilha2.C$6]" table:style-name="ce2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STILED 13</text:p>
          </table:table-cell>
          <table:table-cell office:value-type="float" office:value="820" table:style-name="ce1">
            <text:p>820</text:p>
          </table:table-cell>
          <table:table-cell office:value-type="float" office:value="11" table:style-name="ce1">
            <text:p>11</text:p>
          </table:table-cell>
          <table:table-cell office:value-type="float" office:value="1265" table:formula="of:=[.D419]*[Planilha2.C$14]" table:style-name="ce2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10" table:style-name="ce1">
            <text:p>10</text:p>
          </table:table-cell>
          <table:table-cell office:value-type="float" office:value="2140" table:formula="of:=[.D420]*[Planilha2.C$7]" table:style-name="ce2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6" table:style-name="ce1">
            <text:p>26</text:p>
          </table:table-cell>
          <table:table-cell office:value-type="float" office:value="3484" table:formula="of:=[.D421]*[Planilha2.C$12]" table:style-name="ce2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10.6" table:style-name="ce1">
            <text:p>10,6</text:p>
          </table:table-cell>
          <table:table-cell office:value-type="float" office:value="2268.4" table:formula="of:=[.D422]*[Planilha2.C$7]" table:style-name="ce2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.3" table:style-name="ce1">
            <text:p>10,3</text:p>
          </table:table-cell>
          <table:table-cell office:value-type="float" office:value="399.64" table:formula="of:=[.D423]*[Planilha2.C$6]" table:style-name="ce2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0.3" table:style-name="ce1">
            <text:p>10,3</text:p>
          </table:table-cell>
          <table:table-cell office:value-type="float" office:value="399.64" table:formula="of:=[.D424]*[Planilha2.C$6]" table:style-name="ce2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4" table:style-name="ce1">
            <text:p>9,4</text:p>
          </table:table-cell>
          <table:table-cell office:value-type="float" office:value="364.71999999999997" table:formula="of:=[.D425]*[Planilha2.C$6]" table:style-name="ce2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T00:00:00" table:style-name="ce8">
            <text:p>06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.6" table:style-name="ce1">
            <text:p>9,6</text:p>
          </table:table-cell>
          <table:table-cell office:value-type="float" office:value="372.47999999999996" table:formula="of:=[.D426]*[Planilha2.C$6]" table:style-name="ce2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STRIPE DUPLO</text:p>
          </table:table-cell>
          <table:table-cell office:value-type="float" office:value="842" table:style-name="ce1">
            <text:p>842</text:p>
          </table:table-cell>
          <table:table-cell office:value-type="float" office:value="5" table:style-name="ce1">
            <text:p>5</text:p>
          </table:table-cell>
          <table:table-cell office:value-type="float" office:value="1770.2" table:formula="of:=[.D427]*[Planilha2.C$18]" table:style-name="ce2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337.55999999999995" table:formula="of:=[.D428]*[Planilha2.C$6]" table:style-name="ce2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0</text:p>
          </table:table-cell>
          <table:table-cell office:value-type="float" office:value="903" table:style-name="ce1">
            <text:p>903</text:p>
          </table:table-cell>
          <table:table-cell office:value-type="float" office:value="9" table:style-name="ce1">
            <text:p>9</text:p>
          </table:table-cell>
          <table:table-cell office:value-type="float" office:value="349.2" table:formula="of:=[.D429]*[Planilha2.C$6]" table:style-name="ce2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1.5" table:style-name="ce1">
            <text:p>11,5</text:p>
          </table:table-cell>
          <table:table-cell office:value-type="float" office:value="446.2" table:formula="of:=[.D430]*[Planilha2.C$6]" table:style-name="ce2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0</text:p>
          </table:table-cell>
          <table:table-cell office:value-type="float" office:value="906" table:style-name="ce1">
            <text:p>906</text:p>
          </table:table-cell>
          <table:table-cell office:value-type="float" office:value="11.2" table:style-name="ce1">
            <text:p>11,2</text:p>
          </table:table-cell>
          <table:table-cell office:value-type="float" office:value="434.55999999999995" table:formula="of:=[.D431]*[Planilha2.C$6]" table:style-name="ce2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BELLES 15</text:p>
          </table:table-cell>
          <table:table-cell office:value-type="float" office:value="810" table:style-name="ce1">
            <text:p>810</text:p>
          </table:table-cell>
          <table:table-cell office:value-type="float" office:value="10" table:style-name="ce1">
            <text:p>10</text:p>
          </table:table-cell>
          <table:table-cell office:value-type="float" office:value="2140" table:formula="of:=[.D432]*[Planilha2.C$7]" table:style-name="ce2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BELLES 15</text:p>
          </table:table-cell>
          <table:table-cell office:value-type="float" office:value="812" table:style-name="ce1">
            <text:p>812</text:p>
          </table:table-cell>
          <table:table-cell office:value-type="float" office:value="9.4" table:style-name="ce1">
            <text:p>9,4</text:p>
          </table:table-cell>
          <table:table-cell office:value-type="float" office:value="2011.6000000000001" table:formula="of:=[.D433]*[Planilha2.C$7]" table:style-name="ce2">
            <text:p>2.011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BELLES 24</text:p>
          </table:table-cell>
          <table:table-cell office:value-type="float" office:value="824" table:style-name="ce1">
            <text:p>824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143.9000000000001" table:formula="of:=[.D434]*[Planilha2.C$9]" table:style-name="ce2">
            <text:p>1.143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13.4" table:style-name="ce1">
            <text:p>13,4</text:p>
          </table:table-cell>
          <table:table-cell office:value-type="float" office:value="1056.7239999999999" table:formula="of:=[.D435]*[Planilha2.C$15]" table:style-name="ce2">
            <text:p>1.056,7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4</text:p>
          </table:table-cell>
          <table:table-cell office:value-type="float" office:value="838" table:style-name="ce1">
            <text:p>838</text:p>
          </table:table-cell>
          <table:table-cell office:value-type="float" office:value="18.2" table:style-name="ce1">
            <text:p>18,2</text:p>
          </table:table-cell>
          <table:table-cell office:value-type="float" office:value="2438.7999999999997" table:formula="of:=[.D436]*[Planilha2.C$12]" table:style-name="ce2">
            <text:p>2.438,80</text:p>
          </table:table-cell>
          <table:table-cell table:style-name="ce1"/>
          <table:table-cell table:style-name="ce9"/>
          <table:table-cell table:number-columns-repeated="16377"/>
        </table:table-row>
        <table:table-row table:style-name="ro1">
          <table:table-cell office:value-type="date" office:date-value="2023-12-11T00:00:00" table:style-name="ce8">
            <text:p>11/12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6" table:style-name="ce1">
            <text:p>26</text:p>
          </table:table-cell>
          <table:table-cell office:value-type="float" office:value="3484" table:formula="of:=[.D437]*[Planilha2.C$12]" table:style-name="ce2">
            <text:p>3.484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3T00:00:00" table:style-name="ce8">
            <text:p>13/12/2023</text:p>
          </table:table-cell>
          <table:table-cell office:value-type="string" table:style-name="ce1">
            <text:p>STILED 18</text:p>
          </table:table-cell>
          <table:table-cell office:value-type="float" office:value="827" table:style-name="ce1">
            <text:p>827</text:p>
          </table:table-cell>
          <table:table-cell office:value-type="float" office:value="28" table:style-name="ce1">
            <text:p>28</text:p>
          </table:table-cell>
          <table:table-cell office:value-type="float" office:value="2208.08" table:formula="of:=[.D438]*[Planilha2.C$15]" table:style-name="ce2">
            <text:p>2.208,0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3T00:00:00" table:style-name="ce8">
            <text:p>13/12/2023</text:p>
          </table:table-cell>
          <table:table-cell office:value-type="string" table:style-name="ce1">
            <text:p>MURITI 14</text:p>
          </table:table-cell>
          <table:table-cell office:value-type="float" office:value="804" table:style-name="ce1">
            <text:p>804</text:p>
          </table:table-cell>
          <table:table-cell office:value-type="float" office:value="26" table:style-name="ce1">
            <text:p>26</text:p>
          </table:table-cell>
          <table:table-cell office:value-type="float" office:value="3484" table:formula="of:=[.D439]*[Planilha2.C$12]" table:style-name="ce2">
            <text:p>3.484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3T00:00:00" table:style-name="ce8">
            <text:p>13/12/2023</text:p>
          </table:table-cell>
          <table:table-cell office:value-type="string" table:style-name="ce1">
            <text:p>MURITI 14</text:p>
          </table:table-cell>
          <table:table-cell office:value-type="float" office:value="803" table:style-name="ce1">
            <text:p>803</text:p>
          </table:table-cell>
          <table:table-cell office:value-type="float" office:value="20.6" table:style-name="ce1">
            <text:p>20,6</text:p>
          </table:table-cell>
          <table:table-cell office:value-type="float" office:value="2760.4" table:formula="of:=[.D440]*[Planilha2.C$12]" table:style-name="ce2">
            <text:p>2.760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3T00:00:00" table:style-name="ce8">
            <text:p>13/12/2023</text:p>
          </table:table-cell>
          <table:table-cell office:value-type="string" table:style-name="ce1">
            <text:p>BELLES 15</text:p>
          </table:table-cell>
          <table:table-cell office:value-type="float" office:value="801" table:style-name="ce1">
            <text:p>801</text:p>
          </table:table-cell>
          <table:table-cell office:value-type="float" office:value="16" table:style-name="ce1">
            <text:p>16</text:p>
          </table:table-cell>
          <table:table-cell office:value-type="float" office:value="3424" table:formula="of:=[.D441]*[Planilha2.C$7]" table:style-name="ce2">
            <text:p>3.424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3T00:00:00" table:style-name="ce8">
            <text:p>13/12/2023</text:p>
          </table:table-cell>
          <table:table-cell office:value-type="string" table:style-name="ce1">
            <text:p>BELLES 15</text:p>
          </table:table-cell>
          <table:table-cell office:value-type="float" office:value="814" table:style-name="ce1">
            <text:p>814</text:p>
          </table:table-cell>
          <table:table-cell office:value-type="float" office:value="11" table:style-name="ce1">
            <text:p>11</text:p>
          </table:table-cell>
          <table:table-cell office:value-type="float" office:value="2354" table:formula="of:=[.D442]*[Planilha2.C$7]" table:style-name="ce2">
            <text:p>2.354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2T00:00:00" table:style-name="ce8">
            <text:p>12/12/2023</text:p>
          </table:table-cell>
          <table:table-cell office:value-type="string" table:style-name="ce1">
            <text:p>BELLES 15</text:p>
          </table:table-cell>
          <table:table-cell office:value-type="float" office:value="87" table:style-name="ce1">
            <text:p>87</text:p>
          </table:table-cell>
          <table:table-cell office:value-type="float" office:value="3.4" table:style-name="ce1">
            <text:p>3,4</text:p>
          </table:table-cell>
          <table:table-cell office:value-type="float" office:value="727.6" table:formula="of:=[.D443]*[Planilha2.C$7]" table:style-name="ce2">
            <text:p>727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2T00:00:00" table:style-name="ce8">
            <text:p>12/12/2023</text:p>
          </table:table-cell>
          <table:table-cell office:value-type="string" table:style-name="ce1">
            <text:p>MONE 15</text:p>
          </table:table-cell>
          <table:table-cell office:value-type="float" office:value="841" table:style-name="ce1">
            <text:p>841</text:p>
          </table:table-cell>
          <table:table-cell office:value-type="float" office:value="1.9" table:style-name="ce1">
            <text:p>1,9</text:p>
          </table:table-cell>
          <table:table-cell office:value-type="float" office:value="96.899999999999991" table:formula="of:=[.D444]*[Planilha2.C8]" table:style-name="ce2">
            <text:p>96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12T00:00:00" table:style-name="ce8">
            <text:p>12/12/2023</text:p>
          </table:table-cell>
          <table:table-cell office:value-type="string" table:style-name="ce1">
            <text:p>STILED 18</text:p>
          </table:table-cell>
          <table:table-cell office:value-type="float" office:value="825" table:style-name="ce1">
            <text:p>825</text:p>
          </table:table-cell>
          <table:table-cell office:value-type="float" office:value="27.4" table:style-name="ce1">
            <text:p>27,4</text:p>
          </table:table-cell>
          <table:table-cell office:value-type="float" office:value="2160.7639999999997" table:formula="of:=[.D445]*[Planilha2.C$15]" table:style-name="ce2">
            <text:p>2.160,76</text:p>
          </table:table-cell>
          <table:table-cell table:number-columns-repeated="16379" table:style-name="ce1"/>
        </table:table-row>
        <table:table-row table:style-name="ro1">
          <table:table-cell table:style-name="ce8"/>
          <table:table-cell table:number-columns-repeated="3" table:style-name="ce1"/>
          <table:table-cell table:style-name="ce2"/>
          <table:table-cell table:style-name="ce1"/>
          <table:table-cell table:style-name="ce5"/>
          <table:table-cell table:number-columns-repeated="16377"/>
        </table:table-row>
        <table:table-row table:number-rows-repeated="1048130" table:style-name="ro1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6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ARTIGO</text:p>
          </table:table-cell>
          <table:table-cell office:value-type="string" table:style-name="ce6">
            <text:p>RENDIMENTO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CÓS18</text:p>
          </table:table-cell>
          <table:table-cell office:value-type="float" office:value="118.85" table:style-name="ce6">
            <text:p>118,8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MARCEL 40</text:p>
          </table:table-cell>
          <table:table-cell office:value-type="float" office:value="38.799999999999997" table:style-name="ce6">
            <text:p>38,8</text:p>
          </table:table-cell>
          <table:table-cell table:style-name="ce1"/>
          <table:table-cell office:value-type="string" table:style-name="ce1">
            <text:p>MÊS 1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BELLES 15</text:p>
          </table:table-cell>
          <table:table-cell office:value-type="float" office:value="214" table:style-name="ce6">
            <text:p>214</text:p>
          </table:table-cell>
          <table:table-cell table:style-name="ce1"/>
          <table:table-cell office:value-type="string" table:style-name="ce1">
            <text:p>ATRASO DE SALÁRI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MONE</text:p>
          </table:table-cell>
          <table:table-cell office:value-type="float" office:value="51" table:style-name="ce6">
            <text:p>5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BELLES 24</text:p>
          </table:table-cell>
          <table:table-cell office:value-type="float" office:value="123" table:style-name="ce6">
            <text:p>123</text:p>
          </table:table-cell>
          <table:table-cell table:style-name="ce1"/>
          <table:table-cell office:value-type="string" table:style-name="ce1">
            <text:p>MÊS 1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BALI 16</text:p>
          </table:table-cell>
          <table:table-cell office:value-type="float" office:value="416" table:style-name="ce6">
            <text:p>41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MURITI 10</text:p>
          </table:table-cell>
          <table:table-cell office:value-type="float" office:value="190" table:style-name="ce6">
            <text:p>19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MURITI 14</text:p>
          </table:table-cell>
          <table:table-cell office:value-type="float" office:value="134" table:style-name="ce6">
            <text:p>134</text:p>
          </table:table-cell>
          <table:table-cell table:style-name="ce1"/>
          <table:table-cell office:value-type="string" table:style-name="ce1">
            <text:p>MÊS 0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STILED 10</text:p>
          </table:table-cell>
          <table:table-cell office:value-type="float" office:value="152" table:style-name="ce6">
            <text:p>15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STILED 13</text:p>
          </table:table-cell>
          <table:table-cell office:value-type="float" office:value="115" table:style-name="ce6">
            <text:p>11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STILED 18</text:p>
          </table:table-cell>
          <table:table-cell office:value-type="float" office:value="78.86" table:style-name="ce6">
            <text:p>78,8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CETIM</text:p>
          </table:table-cell>
          <table:table-cell office:value-type="float" office:value="1176.46" table:style-name="ce6">
            <text:p>1176,4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">
            <text:p>TIRA CANAL</text:p>
          </table:table-cell>
          <table:table-cell office:value-type="float" office:value="190.65" table:style-name="ce6">
            <text:p>190,6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STRIPE</text:p>
          </table:table-cell>
          <table:table-cell office:value-type="float" office:value="354.04" table:style-name="ce6">
            <text:p>354,0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08 LYCRA</text:p>
          </table:table-cell>
          <table:table-cell office:value-type="float" office:value="334.44" table:style-name="ce6">
            <text:p>334,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06 LYCRA</text:p>
          </table:table-cell>
          <table:table-cell office:value-type="float" office:value="434" table:style-name="ce6">
            <text:p>4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53" table:style-name="ce6">
            <text:p>1653</text:p>
          </table:table-cell>
          <table:table-cell office:value-type="float" office:value="225.78" table:style-name="ce6">
            <text:p>225,7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TURIN</text:p>
          </table:table-cell>
          <table:table-cell office:value-type="float" office:value="323" table:style-name="ce6">
            <text:p>32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CHEYNNET</text:p>
          </table:table-cell>
          <table:table-cell office:value-type="float" office:value="208" table:style-name="ce6">
            <text:p>20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NEW CONFORT</text:p>
          </table:table-cell>
          <table:table-cell office:value-type="float" office:value="67.290000000000006" table:style-name="ce6">
            <text:p>67,29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Planilha3" table:style-name="ta1">
        <table:table-column table:style-name="co1" table:number-columns-repeated="3" table:default-cell-style-name="ce1"/>
        <table:table-column table:style-name="co6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REÇO 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KO</text:p>
          </table:table-cell>
          <table:table-cell office:value-type="float" office:value="55.87" table:style-name="ce7">
            <text:p>55,8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NVDA</text:p>
          </table:table-cell>
          <table:table-cell office:value-type="float" office:value="179.56" table:style-name="ce7">
            <text:p>179,5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FRCB</text:p>
          </table:table-cell>
          <table:table-cell office:value-type="float" office:value="23.25" table:style-name="ce7">
            <text:p>23,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MMM</text:p>
          </table:table-cell>
          <table:table-cell office:value-type="float" office:value="109.67" table:style-name="ce7">
            <text:p>109,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PBR</text:p>
          </table:table-cell>
          <table:table-cell office:value-type="float" office:value="10.84" table:style-name="ce7">
            <text:p>10,8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ELMD</text:p>
          </table:table-cell>
          <table:table-cell office:value-type="float" office:value="10.73" table:style-name="ce7">
            <text:p>10,7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STAG</text:p>
          </table:table-cell>
          <table:table-cell office:value-type="float" office:value="34.270000000000003" table:style-name="ce7">
            <text:p>34,2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SHBI</text:p>
          </table:table-cell>
          <table:table-cell office:value-type="float" office:value="11.25" table:style-name="ce7">
            <text:p>11,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O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7">
            <text:p>ALNT</text:p>
          </table:table-cell>
          <table:table-cell office:value-type="float" office:value="36.369999999999997" table:style-name="ce7">
            <text:p>36,37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lanilha1.A1:Planilha1.E402" table:name="__Anonymous_Sheet_DB__0" table:display-filter-buttons="true">
          <table:filter>
            <table:filter-condition table:field-number="1" table:value="MURITI 14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10</meta:generator>
    <dc:title/>
    <dc:description/>
    <dc:subject/>
    <meta:initial-creator/>
    <dc:creator>luis fernando</dc:creator>
    <meta:creation-date>2023-10-30T13:15:11Z</meta:creation-date>
    <dc:date>2023-12-15T00:31:14Z</dc:date>
    <meta:editing-cycles>85</meta:editing-cycles>
  </office:meta>
</office:document-meta>
</file>